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d49" officeooo:paragraph-rsid="001fbd49"/>
    </style:style>
    <style:style style:name="P2" style:family="paragraph" style:parent-style-name="Standard">
      <style:text-properties officeooo:rsid="0023fa46" officeooo:paragraph-rsid="0023fa46"/>
    </style:style>
    <style:style style:name="P3" style:family="paragraph" style:parent-style-name="Standard">
      <style:text-properties officeooo:rsid="003d69d0" officeooo:paragraph-rsid="003d69d0"/>
    </style:style>
    <style:style style:name="P4" style:family="paragraph" style:parent-style-name="Standard">
      <style:text-properties officeooo:rsid="004239a0" officeooo:paragraph-rsid="004239a0"/>
    </style:style>
    <style:style style:name="P5" style:family="paragraph" style:parent-style-name="Standard">
      <style:text-properties officeooo:rsid="005152e7" officeooo:paragraph-rsid="005152e7"/>
    </style:style>
    <style:style style:name="P6" style:family="paragraph" style:parent-style-name="Standard">
      <style:text-properties officeooo:rsid="005b1e5c" officeooo:paragraph-rsid="005b1e5c"/>
    </style:style>
    <style:style style:name="P7" style:family="paragraph" style:parent-style-name="Standard">
      <style:text-properties officeooo:rsid="005c0261" officeooo:paragraph-rsid="005c0261"/>
    </style:style>
    <style:style style:name="P8" style:family="paragraph" style:parent-style-name="Standard">
      <style:text-properties officeooo:paragraph-rsid="0061a3d3"/>
    </style:style>
    <style:style style:name="P9" style:family="paragraph" style:parent-style-name="Standard">
      <style:text-properties fo:font-weight="normal" officeooo:rsid="0069e90c" officeooo:paragraph-rsid="0069e90c" style:font-weight-asian="normal" style:font-weight-complex="normal"/>
    </style:style>
    <style:style style:name="P10" style:family="paragraph" style:parent-style-name="Standard">
      <style:text-properties fo:font-weight="normal" officeooo:rsid="0076d22c" officeooo:paragraph-rsid="0076d22c" style:font-weight-asian="normal" style:font-weight-complex="normal"/>
    </style:style>
    <style:style style:name="P11" style:family="paragraph" style:parent-style-name="Standard">
      <style:text-properties fo:font-weight="normal" officeooo:rsid="00869fe0" officeooo:paragraph-rsid="00872b1f" style:font-weight-asian="normal" style:font-weight-complex="normal"/>
    </style:style>
    <style:style style:name="P12" style:family="paragraph" style:parent-style-name="Standard">
      <style:text-properties fo:font-weight="normal" officeooo:rsid="008b8b12" officeooo:paragraph-rsid="008b8b12" style:font-weight-asian="normal" style:font-weight-complex="normal"/>
    </style:style>
    <style:style style:name="P13" style:family="paragraph" style:parent-style-name="Standard">
      <style:text-properties fo:font-weight="normal" officeooo:rsid="008f6503" officeooo:paragraph-rsid="0091a91d" style:font-weight-asian="normal" style:font-weight-complex="normal"/>
    </style:style>
    <style:style style:name="P14" style:family="paragraph" style:parent-style-name="Standard">
      <style:text-properties fo:font-weight="normal" officeooo:rsid="0093593d" officeooo:paragraph-rsid="0093593d" style:font-weight-asian="normal" style:font-weight-complex="normal"/>
    </style:style>
    <style:style style:name="P15" style:family="paragraph" style:parent-style-name="Standard">
      <style:text-properties fo:font-weight="normal" officeooo:rsid="00abf64e" officeooo:paragraph-rsid="00abf64e" style:font-weight-asian="normal" style:font-weight-complex="normal"/>
    </style:style>
    <style:style style:name="P16" style:family="paragraph" style:parent-style-name="Standard">
      <style:text-properties fo:font-weight="normal" officeooo:rsid="00b53b78" officeooo:paragraph-rsid="00b53b78" style:font-weight-asian="normal" style:font-weight-complex="normal"/>
    </style:style>
    <style:style style:name="P17" style:family="paragraph" style:parent-style-name="Standard">
      <style:text-properties style:font-name="Liberation Serif"/>
    </style:style>
    <style:style style:name="P18" style:family="paragraph" style:parent-style-name="Standard">
      <style:text-properties style:font-name="Liberation Serif" officeooo:rsid="001c94a3" officeooo:paragraph-rsid="001c94a3"/>
    </style:style>
    <style:style style:name="P19" style:family="paragraph" style:parent-style-name="Standard">
      <style:text-properties style:font-name="Liberation Serif" officeooo:rsid="001eba0b" officeooo:paragraph-rsid="001eba0b"/>
    </style:style>
    <style:style style:name="P20" style:family="paragraph" style:parent-style-name="Standard">
      <style:text-properties style:font-name="Liberation Serif" officeooo:paragraph-rsid="001eba0b"/>
    </style:style>
    <style:style style:name="P21" style:family="paragraph" style:parent-style-name="Standard">
      <style:text-properties style:font-name="Liberation Serif" officeooo:rsid="001fbd49" officeooo:paragraph-rsid="001fbd49"/>
    </style:style>
    <style:style style:name="P22" style:family="paragraph" style:parent-style-name="Standard">
      <style:text-properties style:font-name="Liberation Serif" officeooo:rsid="0023fa46" officeooo:paragraph-rsid="0023fa46"/>
    </style:style>
    <style:style style:name="P23" style:family="paragraph" style:parent-style-name="Standard">
      <style:text-properties style:font-name="Liberation Serif" officeooo:rsid="002535a1" officeooo:paragraph-rsid="002535a1"/>
    </style:style>
    <style:style style:name="P24" style:family="paragraph" style:parent-style-name="Standard">
      <style:text-properties style:font-name="Liberation Serif" officeooo:rsid="0020d137" officeooo:paragraph-rsid="0020d137"/>
    </style:style>
    <style:style style:name="P25" style:family="paragraph" style:parent-style-name="Standard">
      <style:text-properties style:font-name="Liberation Serif" officeooo:rsid="0022b6ba" officeooo:paragraph-rsid="0022b6ba"/>
    </style:style>
    <style:style style:name="P26" style:family="paragraph" style:parent-style-name="Standard">
      <style:text-properties style:font-name="Liberation Serif" officeooo:rsid="00267bba" officeooo:paragraph-rsid="00267bba"/>
    </style:style>
    <style:style style:name="P27" style:family="paragraph" style:parent-style-name="Standard">
      <style:text-properties style:font-name="Liberation Serif" officeooo:rsid="002cb3c2" officeooo:paragraph-rsid="002cb3c2"/>
    </style:style>
    <style:style style:name="P28" style:family="paragraph" style:parent-style-name="Standard">
      <style:text-properties style:font-name="Liberation Serif" officeooo:rsid="002eb05e" officeooo:paragraph-rsid="002eb05e"/>
    </style:style>
    <style:style style:name="P29" style:family="paragraph" style:parent-style-name="Standard">
      <style:text-properties style:font-name="Liberation Serif" officeooo:rsid="002ff709" officeooo:paragraph-rsid="002ff709"/>
    </style:style>
    <style:style style:name="P30" style:family="paragraph" style:parent-style-name="Standard">
      <style:text-properties style:font-name="Liberation Serif" officeooo:rsid="0030d9a8" officeooo:paragraph-rsid="0030d9a8"/>
    </style:style>
    <style:style style:name="P31" style:family="paragraph" style:parent-style-name="Standard">
      <style:text-properties style:font-name="Liberation Serif" officeooo:rsid="0032fb51" officeooo:paragraph-rsid="003336ba"/>
    </style:style>
    <style:style style:name="P32" style:family="paragraph" style:parent-style-name="Standard">
      <style:text-properties style:font-name="Liberation Serif" officeooo:rsid="0032fb51" officeooo:paragraph-rsid="0032fb51"/>
    </style:style>
    <style:style style:name="P33" style:family="paragraph" style:parent-style-name="Standard">
      <style:text-properties style:font-name="Liberation Serif" officeooo:rsid="003397cc" officeooo:paragraph-rsid="003397cc"/>
    </style:style>
    <style:style style:name="P34" style:family="paragraph" style:parent-style-name="Standard">
      <style:text-properties style:font-name="Liberation Serif" officeooo:rsid="00350ef5" officeooo:paragraph-rsid="00350ef5"/>
    </style:style>
    <style:style style:name="P35" style:family="paragraph" style:parent-style-name="Standard">
      <style:text-properties style:font-name="Liberation Serif" officeooo:rsid="00363436" officeooo:paragraph-rsid="00363436"/>
    </style:style>
    <style:style style:name="P36" style:family="paragraph" style:parent-style-name="Standard">
      <style:text-properties style:font-name="Liberation Serif" officeooo:rsid="0038b4e6" officeooo:paragraph-rsid="0038b4e6"/>
    </style:style>
    <style:style style:name="P37" style:family="paragraph" style:parent-style-name="Standard">
      <style:text-properties style:font-name="Liberation Serif" officeooo:rsid="0038b4e6" officeooo:paragraph-rsid="0039ef12"/>
    </style:style>
    <style:style style:name="P38" style:family="paragraph" style:parent-style-name="Standard">
      <style:text-properties style:font-name="Liberation Serif" officeooo:rsid="003a067f" officeooo:paragraph-rsid="003a067f"/>
    </style:style>
    <style:style style:name="P39" style:family="paragraph" style:parent-style-name="Standard">
      <style:text-properties style:font-name="Liberation Serif" officeooo:rsid="003d69d0" officeooo:paragraph-rsid="003d69d0"/>
    </style:style>
    <style:style style:name="P40" style:family="paragraph" style:parent-style-name="Standard">
      <style:text-properties style:font-name="Liberation Serif" officeooo:rsid="003e2912" officeooo:paragraph-rsid="003e2912"/>
    </style:style>
    <style:style style:name="P41" style:family="paragraph" style:parent-style-name="Standard">
      <style:text-properties style:font-name="Liberation Serif" officeooo:rsid="003edf95" officeooo:paragraph-rsid="003edf95"/>
    </style:style>
    <style:style style:name="P42" style:family="paragraph" style:parent-style-name="Standard">
      <style:text-properties style:font-name="Liberation Serif" officeooo:rsid="0040cb0e" officeooo:paragraph-rsid="0040cb0e"/>
    </style:style>
    <style:style style:name="P43" style:family="paragraph" style:parent-style-name="Standard">
      <style:text-properties style:font-name="Liberation Serif" officeooo:rsid="003f7e9a" officeooo:paragraph-rsid="003f7e9a"/>
    </style:style>
    <style:style style:name="P44" style:family="paragraph" style:parent-style-name="Standard">
      <style:text-properties style:font-name="Liberation Serif" officeooo:rsid="00410e89" officeooo:paragraph-rsid="00410e89"/>
    </style:style>
    <style:style style:name="P45" style:family="paragraph" style:parent-style-name="Standard">
      <style:text-properties style:font-name="Liberation Serif" officeooo:rsid="004169b8" officeooo:paragraph-rsid="004169b8"/>
    </style:style>
    <style:style style:name="P46" style:family="paragraph" style:parent-style-name="Standard">
      <style:text-properties style:font-name="Liberation Serif" officeooo:rsid="004239a0" officeooo:paragraph-rsid="004239a0"/>
    </style:style>
    <style:style style:name="P47" style:family="paragraph" style:parent-style-name="Standard">
      <style:text-properties style:font-name="Liberation Serif" officeooo:rsid="0043b754" officeooo:paragraph-rsid="0043b754"/>
    </style:style>
    <style:style style:name="P48" style:family="paragraph" style:parent-style-name="Standard">
      <style:text-properties style:font-name="Liberation Serif" officeooo:rsid="0047690b" officeooo:paragraph-rsid="0047690b"/>
    </style:style>
    <style:style style:name="P49" style:family="paragraph" style:parent-style-name="Standard">
      <style:text-properties style:font-name="Liberation Serif" officeooo:rsid="004792d9" officeooo:paragraph-rsid="0047690b"/>
    </style:style>
    <style:style style:name="P50" style:family="paragraph" style:parent-style-name="Standard">
      <style:text-properties style:font-name="Liberation Serif" officeooo:rsid="004792d9" officeooo:paragraph-rsid="004792d9"/>
    </style:style>
    <style:style style:name="P51" style:family="paragraph" style:parent-style-name="Standard">
      <style:text-properties style:font-name="Liberation Serif" officeooo:rsid="0048b9c9" officeooo:paragraph-rsid="0048b9c9"/>
    </style:style>
    <style:style style:name="P52" style:family="paragraph" style:parent-style-name="Standard">
      <style:text-properties style:font-name="Liberation Serif" officeooo:rsid="0049f607" officeooo:paragraph-rsid="0049f607"/>
    </style:style>
    <style:style style:name="P53" style:family="paragraph" style:parent-style-name="Standard">
      <style:text-properties style:font-name="Liberation Serif" officeooo:rsid="004dea2a" officeooo:paragraph-rsid="004dea2a"/>
    </style:style>
    <style:style style:name="P54" style:family="paragraph" style:parent-style-name="Standard">
      <style:text-properties style:font-name="Liberation Serif" officeooo:rsid="005152e7" officeooo:paragraph-rsid="005152e7"/>
    </style:style>
    <style:style style:name="P55" style:family="paragraph" style:parent-style-name="Standard">
      <style:text-properties style:font-name="Liberation Serif" officeooo:rsid="004e2cca" officeooo:paragraph-rsid="004e2cca"/>
    </style:style>
    <style:style style:name="P56" style:family="paragraph" style:parent-style-name="Standard">
      <style:text-properties style:font-name="Liberation Serif" officeooo:rsid="004f4567" officeooo:paragraph-rsid="004f4567"/>
    </style:style>
    <style:style style:name="P57" style:family="paragraph" style:parent-style-name="Standard">
      <style:text-properties style:font-name="Liberation Serif" officeooo:rsid="0052f7b9" officeooo:paragraph-rsid="0052f7b9"/>
    </style:style>
    <style:style style:name="P58" style:family="paragraph" style:parent-style-name="Standard">
      <style:text-properties style:font-name="Liberation Serif" officeooo:rsid="00551248" officeooo:paragraph-rsid="00551248"/>
    </style:style>
    <style:style style:name="P59" style:family="paragraph" style:parent-style-name="Standard">
      <style:text-properties style:font-name="Liberation Serif" officeooo:rsid="0055d1ad" officeooo:paragraph-rsid="0055d1ad"/>
    </style:style>
    <style:style style:name="P60" style:family="paragraph" style:parent-style-name="Standard">
      <style:text-properties style:font-name="Liberation Serif" officeooo:rsid="00571c86" officeooo:paragraph-rsid="00571c86"/>
    </style:style>
    <style:style style:name="P61" style:family="paragraph" style:parent-style-name="Standard">
      <style:text-properties style:font-name="Liberation Serif" officeooo:rsid="0058e3f4" officeooo:paragraph-rsid="0058e3f4"/>
    </style:style>
    <style:style style:name="P62" style:family="paragraph" style:parent-style-name="Standard">
      <style:text-properties style:font-name="Liberation Serif" officeooo:rsid="005b1e5c" officeooo:paragraph-rsid="005b1e5c"/>
    </style:style>
    <style:style style:name="P63" style:family="paragraph" style:parent-style-name="Standard">
      <style:text-properties style:font-name="Liberation Serif" officeooo:rsid="005c0261" officeooo:paragraph-rsid="005c0261"/>
    </style:style>
    <style:style style:name="P64" style:family="paragraph" style:parent-style-name="Standard">
      <style:text-properties style:font-name="Liberation Serif" officeooo:paragraph-rsid="005d171c"/>
    </style:style>
    <style:style style:name="P65" style:family="paragraph" style:parent-style-name="Standard">
      <style:text-properties style:font-name="Liberation Serif" officeooo:rsid="005e7fd2" officeooo:paragraph-rsid="005e7fd2"/>
    </style:style>
    <style:style style:name="P66" style:family="paragraph" style:parent-style-name="Standard">
      <style:text-properties style:font-name="Liberation Serif" officeooo:rsid="005ef399" officeooo:paragraph-rsid="005ef399"/>
    </style:style>
    <style:style style:name="P67" style:family="paragraph" style:parent-style-name="Standard">
      <style:text-properties style:font-name="Liberation Serif" officeooo:paragraph-rsid="0061a3d3"/>
    </style:style>
    <style:style style:name="P68" style:family="paragraph" style:parent-style-name="Standard">
      <style:text-properties style:font-name="Liberation Serif" fo:font-weight="bold" officeooo:rsid="0061aa37" officeooo:paragraph-rsid="0061aa37" style:font-weight-asian="bold" style:font-weight-complex="bold"/>
    </style:style>
    <style:style style:name="P69" style:family="paragraph" style:parent-style-name="Standard">
      <style:text-properties style:font-name="Liberation Serif" fo:font-weight="normal" officeooo:rsid="0062a815" officeooo:paragraph-rsid="0062a815" style:font-weight-asian="normal" style:font-weight-complex="normal"/>
    </style:style>
    <style:style style:name="P70" style:family="paragraph" style:parent-style-name="Standard">
      <style:text-properties style:font-name="Liberation Serif" fo:font-weight="normal" officeooo:rsid="00640ddb" officeooo:paragraph-rsid="00640ddb" style:font-weight-asian="normal" style:font-weight-complex="normal"/>
    </style:style>
    <style:style style:name="P71" style:family="paragraph" style:parent-style-name="Standard">
      <style:text-properties style:font-name="Liberation Serif" fo:font-weight="normal" officeooo:rsid="0067b6d6" officeooo:paragraph-rsid="0067b6d6" style:font-weight-asian="normal" style:font-weight-complex="normal"/>
    </style:style>
    <style:style style:name="P72" style:family="paragraph" style:parent-style-name="Standard">
      <style:text-properties style:font-name="Liberation Serif" fo:font-weight="normal" officeooo:rsid="0067d10f" officeooo:paragraph-rsid="006bd9f3" style:font-weight-asian="normal" style:font-weight-complex="normal"/>
    </style:style>
    <style:style style:name="P73" style:family="paragraph" style:parent-style-name="Standard">
      <style:text-properties style:font-name="Liberation Serif" fo:font-weight="normal" officeooo:rsid="0067d10f" officeooo:paragraph-rsid="0067d10f" style:font-weight-asian="normal" style:font-weight-complex="normal"/>
    </style:style>
    <style:style style:name="P74" style:family="paragraph" style:parent-style-name="Standard">
      <style:text-properties style:font-name="Liberation Serif" fo:font-weight="normal" officeooo:rsid="0068c14d" officeooo:paragraph-rsid="0068c14d" style:font-weight-asian="normal" style:font-weight-complex="normal"/>
    </style:style>
    <style:style style:name="P75" style:family="paragraph" style:parent-style-name="Standard">
      <style:text-properties style:font-name="Liberation Serif" fo:font-weight="normal" officeooo:rsid="0069e90c" officeooo:paragraph-rsid="0069e90c" style:font-weight-asian="normal" style:font-weight-complex="normal"/>
    </style:style>
    <style:style style:name="P76" style:family="paragraph" style:parent-style-name="Standard">
      <style:text-properties style:font-name="Liberation Serif" fo:font-weight="normal" officeooo:rsid="00718300" officeooo:paragraph-rsid="00718300" style:font-weight-asian="normal" style:font-weight-complex="normal"/>
    </style:style>
    <style:style style:name="P77" style:family="paragraph" style:parent-style-name="Standard">
      <style:text-properties style:font-name="Liberation Serif" fo:font-weight="normal" officeooo:rsid="0071eb54" officeooo:paragraph-rsid="0071eb54" style:font-weight-asian="normal" style:font-weight-complex="normal"/>
    </style:style>
    <style:style style:name="P78" style:family="paragraph" style:parent-style-name="Standard">
      <style:text-properties style:font-name="Liberation Serif" fo:font-weight="normal" officeooo:rsid="0072949d" officeooo:paragraph-rsid="0071eb54" style:font-weight-asian="normal" style:font-weight-complex="normal"/>
    </style:style>
    <style:style style:name="P79" style:family="paragraph" style:parent-style-name="Standard">
      <style:text-properties style:font-name="Liberation Serif" fo:font-weight="normal" officeooo:rsid="0072949d" officeooo:paragraph-rsid="0072949d" style:font-weight-asian="normal" style:font-weight-complex="normal"/>
    </style:style>
    <style:style style:name="P80" style:family="paragraph" style:parent-style-name="Standard">
      <style:text-properties style:font-name="Liberation Serif" fo:font-weight="normal" officeooo:rsid="00756abb" officeooo:paragraph-rsid="00756abb" style:font-weight-asian="normal" style:font-weight-complex="normal"/>
    </style:style>
    <style:style style:name="P81" style:family="paragraph" style:parent-style-name="Standard">
      <style:text-properties style:font-name="Liberation Serif" fo:font-weight="normal" officeooo:rsid="0076d22c" officeooo:paragraph-rsid="0076d22c" style:font-weight-asian="normal" style:font-weight-complex="normal"/>
    </style:style>
    <style:style style:name="P82" style:family="paragraph" style:parent-style-name="Standard">
      <style:text-properties style:font-name="Liberation Serif" fo:font-weight="normal" officeooo:rsid="0077c999" officeooo:paragraph-rsid="0076d22c" style:font-weight-asian="normal" style:font-weight-complex="normal"/>
    </style:style>
    <style:style style:name="P83" style:family="paragraph" style:parent-style-name="Standard">
      <style:text-properties style:font-name="Liberation Serif" fo:font-weight="normal" officeooo:rsid="0077c999" officeooo:paragraph-rsid="0077c999" style:font-weight-asian="normal" style:font-weight-complex="normal"/>
    </style:style>
    <style:style style:name="P84" style:family="paragraph" style:parent-style-name="Standard">
      <style:text-properties style:font-name="Liberation Serif" fo:font-weight="normal" officeooo:rsid="00785084" officeooo:paragraph-rsid="00785084" style:font-weight-asian="normal" style:font-weight-complex="normal"/>
    </style:style>
    <style:style style:name="P85" style:family="paragraph" style:parent-style-name="Standard">
      <style:text-properties style:font-name="Liberation Serif" fo:font-weight="normal" officeooo:rsid="00785084" officeooo:paragraph-rsid="0082bb35" style:font-weight-asian="normal" style:font-weight-complex="normal"/>
    </style:style>
    <style:style style:name="P86" style:family="paragraph" style:parent-style-name="Standard">
      <style:text-properties style:font-name="Liberation Serif" fo:font-weight="normal" officeooo:rsid="007ccf75" officeooo:paragraph-rsid="007ccf75" style:font-weight-asian="normal" style:font-weight-complex="normal"/>
    </style:style>
    <style:style style:name="P87" style:family="paragraph" style:parent-style-name="Standard">
      <style:text-properties style:font-name="Liberation Serif" fo:font-weight="normal" officeooo:rsid="00829f1f" officeooo:paragraph-rsid="00829f1f" style:font-weight-asian="normal" style:font-weight-complex="normal"/>
    </style:style>
    <style:style style:name="P88" style:family="paragraph" style:parent-style-name="Standard">
      <style:text-properties style:font-name="Liberation Serif" fo:font-weight="normal" officeooo:rsid="00860c9a" officeooo:paragraph-rsid="00860c9a" style:font-weight-asian="normal" style:font-weight-complex="normal"/>
    </style:style>
    <style:style style:name="P89" style:family="paragraph" style:parent-style-name="Standard">
      <style:text-properties style:font-name="Liberation Serif" fo:font-weight="normal" officeooo:rsid="00869fe0" officeooo:paragraph-rsid="00872b1f" style:font-weight-asian="normal" style:font-weight-complex="normal"/>
    </style:style>
    <style:style style:name="P90" style:family="paragraph" style:parent-style-name="Standard">
      <style:text-properties style:font-name="Liberation Serif" fo:font-weight="normal" officeooo:rsid="00872b1f" officeooo:paragraph-rsid="00872b1f" style:font-weight-asian="normal" style:font-weight-complex="normal"/>
    </style:style>
    <style:style style:name="P91" style:family="paragraph" style:parent-style-name="Standard">
      <style:text-properties style:font-name="Liberation Serif" fo:font-weight="normal" officeooo:rsid="008b72b6" officeooo:paragraph-rsid="008b72b6" style:font-weight-asian="normal" style:font-weight-complex="normal"/>
    </style:style>
    <style:style style:name="P92" style:family="paragraph" style:parent-style-name="Standard">
      <style:text-properties style:font-name="Liberation Serif" fo:font-weight="normal" officeooo:rsid="008b8b12" officeooo:paragraph-rsid="008b8b12" style:font-weight-asian="normal" style:font-weight-complex="normal"/>
    </style:style>
    <style:style style:name="P93" style:family="paragraph" style:parent-style-name="Standard">
      <style:text-properties style:font-name="Liberation Serif" fo:font-weight="normal" officeooo:rsid="008c972c" officeooo:paragraph-rsid="008c972c" style:font-weight-asian="normal" style:font-weight-complex="normal"/>
    </style:style>
    <style:style style:name="P94" style:family="paragraph" style:parent-style-name="Standard">
      <style:text-properties style:font-name="Liberation Serif" fo:font-weight="normal" officeooo:rsid="008f6503" officeooo:paragraph-rsid="00914c0c" style:font-weight-asian="normal" style:font-weight-complex="normal"/>
    </style:style>
    <style:style style:name="P95" style:family="paragraph" style:parent-style-name="Standard">
      <style:text-properties style:font-name="Liberation Serif" fo:font-weight="normal" officeooo:rsid="008f6503" officeooo:paragraph-rsid="008f6503" style:font-weight-asian="normal" style:font-weight-complex="normal"/>
    </style:style>
    <style:style style:name="P96" style:family="paragraph" style:parent-style-name="Standard">
      <style:text-properties style:font-name="Liberation Serif" fo:font-weight="normal" officeooo:rsid="0093593d" officeooo:paragraph-rsid="0093593d" style:font-weight-asian="normal" style:font-weight-complex="normal"/>
    </style:style>
    <style:style style:name="P97" style:family="paragraph" style:parent-style-name="Standard">
      <style:text-properties style:font-name="Liberation Serif" fo:font-weight="normal" officeooo:rsid="0094dc30" officeooo:paragraph-rsid="0094dc30" style:font-weight-asian="normal" style:font-weight-complex="normal"/>
    </style:style>
    <style:style style:name="P98" style:family="paragraph" style:parent-style-name="Standard">
      <style:text-properties style:font-name="Liberation Serif" fo:font-weight="normal" officeooo:rsid="00967d1b" officeooo:paragraph-rsid="00967d1b" style:font-weight-asian="normal" style:font-weight-complex="normal"/>
    </style:style>
    <style:style style:name="P99" style:family="paragraph" style:parent-style-name="Standard">
      <style:text-properties style:font-name="Liberation Serif" fo:font-weight="normal" officeooo:rsid="00967d1b" officeooo:paragraph-rsid="00995666" style:font-weight-asian="normal" style:font-weight-complex="normal"/>
    </style:style>
    <style:style style:name="P100" style:family="paragraph" style:parent-style-name="Standard">
      <style:text-properties style:font-name="Liberation Serif" fo:font-weight="normal" officeooo:rsid="009c492f" officeooo:paragraph-rsid="009c492f" style:font-weight-asian="normal" style:font-weight-complex="normal"/>
    </style:style>
    <style:style style:name="P101" style:family="paragraph" style:parent-style-name="Standard">
      <style:text-properties style:font-name="Liberation Serif" fo:font-weight="normal" officeooo:rsid="009d1fa4" officeooo:paragraph-rsid="009d1fa4" style:font-weight-asian="normal" style:font-weight-complex="normal"/>
    </style:style>
    <style:style style:name="P102" style:family="paragraph" style:parent-style-name="Standard">
      <style:text-properties style:font-name="Liberation Serif" fo:font-weight="normal" officeooo:rsid="009ea906" officeooo:paragraph-rsid="009ea906" style:font-weight-asian="normal" style:font-weight-complex="normal"/>
    </style:style>
    <style:style style:name="P103" style:family="paragraph" style:parent-style-name="Standard">
      <style:text-properties style:font-name="Liberation Serif" fo:font-weight="normal" officeooo:rsid="00a025c9" officeooo:paragraph-rsid="00a025c9" style:font-weight-asian="normal" style:font-weight-complex="normal"/>
    </style:style>
    <style:style style:name="P104" style:family="paragraph" style:parent-style-name="Standard">
      <style:text-properties style:font-name="Liberation Serif" fo:font-weight="normal" officeooo:rsid="00a1a320" officeooo:paragraph-rsid="00a1a320" style:font-weight-asian="normal" style:font-weight-complex="normal"/>
    </style:style>
    <style:style style:name="P105" style:family="paragraph" style:parent-style-name="Standard">
      <style:text-properties style:font-name="Liberation Serif" fo:font-weight="normal" officeooo:rsid="00a37fa3" officeooo:paragraph-rsid="00a37fa3" style:font-weight-asian="normal" style:font-weight-complex="normal"/>
    </style:style>
    <style:style style:name="P106" style:family="paragraph" style:parent-style-name="Standard">
      <style:text-properties style:font-name="Liberation Serif" fo:font-weight="normal" officeooo:rsid="00a60938" officeooo:paragraph-rsid="00a60938" style:font-weight-asian="normal" style:font-weight-complex="normal"/>
    </style:style>
    <style:style style:name="P107" style:family="paragraph" style:parent-style-name="Standard">
      <style:text-properties style:font-name="Liberation Serif" fo:font-weight="normal" officeooo:rsid="00a60938" officeooo:paragraph-rsid="00aa1ca2" style:font-weight-asian="normal" style:font-weight-complex="normal"/>
    </style:style>
    <style:style style:name="P108" style:family="paragraph" style:parent-style-name="Standard">
      <style:text-properties style:font-name="Liberation Serif" fo:font-weight="normal" officeooo:rsid="00a7fa3c" officeooo:paragraph-rsid="00a7fa3c" style:font-weight-asian="normal" style:font-weight-complex="normal"/>
    </style:style>
    <style:style style:name="P109" style:family="paragraph" style:parent-style-name="Standard">
      <style:text-properties style:font-name="Liberation Serif" fo:font-weight="normal" officeooo:rsid="00a85e8b" officeooo:paragraph-rsid="00a85e8b" style:font-weight-asian="normal" style:font-weight-complex="normal"/>
    </style:style>
    <style:style style:name="P110" style:family="paragraph" style:parent-style-name="Standard">
      <style:text-properties style:font-name="Liberation Serif" fo:font-weight="normal" officeooo:rsid="00a9adbf" officeooo:paragraph-rsid="00a9adbf" style:font-weight-asian="normal" style:font-weight-complex="normal"/>
    </style:style>
    <style:style style:name="P111" style:family="paragraph" style:parent-style-name="Standard">
      <style:text-properties style:font-name="Liberation Serif" fo:font-weight="normal" officeooo:rsid="00aa1ca2" officeooo:paragraph-rsid="00aa1ca2" style:font-weight-asian="normal" style:font-weight-complex="normal"/>
    </style:style>
    <style:style style:name="P112" style:family="paragraph" style:parent-style-name="Standard">
      <style:text-properties style:font-name="Liberation Serif" fo:font-weight="normal" officeooo:rsid="00abf64e" officeooo:paragraph-rsid="00abf64e" style:font-weight-asian="normal" style:font-weight-complex="normal"/>
    </style:style>
    <style:style style:name="P113" style:family="paragraph" style:parent-style-name="Standard">
      <style:text-properties style:font-name="Liberation Serif" fo:font-weight="normal" officeooo:rsid="00adc692" officeooo:paragraph-rsid="00adc692" style:font-weight-asian="normal" style:font-weight-complex="normal"/>
    </style:style>
    <style:style style:name="P114" style:family="paragraph" style:parent-style-name="Standard">
      <style:text-properties style:font-name="Liberation Serif" fo:font-weight="normal" officeooo:rsid="00b18d26" officeooo:paragraph-rsid="00b18d26" style:font-weight-asian="normal" style:font-weight-complex="normal"/>
    </style:style>
    <style:style style:name="P115" style:family="paragraph" style:parent-style-name="Standard">
      <style:text-properties style:font-name="Liberation Serif" fo:font-weight="normal" officeooo:rsid="00b3210b" officeooo:paragraph-rsid="00b3210b" style:font-weight-asian="normal" style:font-weight-complex="normal"/>
    </style:style>
    <style:style style:name="P116" style:family="paragraph" style:parent-style-name="Standard">
      <style:text-properties style:font-name="Liberation Serif" fo:font-weight="normal" officeooo:rsid="00b4200f" officeooo:paragraph-rsid="00b4200f" style:font-weight-asian="normal" style:font-weight-complex="normal"/>
    </style:style>
    <style:style style:name="P117" style:family="paragraph" style:parent-style-name="Standard">
      <style:text-properties style:font-name="Liberation Serif" fo:font-weight="normal" officeooo:rsid="00b53b78" officeooo:paragraph-rsid="00b53b78" style:font-weight-asian="normal" style:font-weight-complex="normal"/>
    </style:style>
    <style:style style:name="P118" style:family="paragraph" style:parent-style-name="Standard">
      <style:text-properties style:font-name="Liberation Serif" fo:font-weight="normal" officeooo:rsid="00b6278e" officeooo:paragraph-rsid="00b6278e" style:font-weight-asian="normal" style:font-weight-complex="normal"/>
    </style:style>
    <style:style style:name="P119" style:family="paragraph" style:parent-style-name="Standard">
      <style:text-properties style:font-name="Liberation Serif" fo:font-weight="normal" officeooo:rsid="00b65b41" officeooo:paragraph-rsid="00b65b41" style:font-weight-asian="normal" style:font-weight-complex="normal"/>
    </style:style>
    <style:style style:name="P120" style:family="paragraph" style:parent-style-name="Standard">
      <style:text-properties style:font-name="Liberation Serif" fo:font-weight="normal" officeooo:rsid="00b8c3ee" officeooo:paragraph-rsid="00b8c3ee" style:font-weight-asian="normal" style:font-weight-complex="normal"/>
    </style:style>
    <style:style style:name="P121" style:family="paragraph" style:parent-style-name="Standard">
      <style:text-properties style:font-name="Liberation Serif" fo:font-weight="normal" officeooo:rsid="00b95df7" officeooo:paragraph-rsid="00b95df7" style:font-weight-asian="normal" style:font-weight-complex="normal"/>
    </style:style>
    <style:style style:name="P122" style:family="paragraph" style:parent-style-name="Standard">
      <style:text-properties style:font-name="Liberation Serif" fo:font-weight="normal" officeooo:rsid="00b95df7" officeooo:paragraph-rsid="00a37fa3" style:font-weight-asian="normal" style:font-weight-complex="normal"/>
    </style:style>
    <style:style style:name="P123" style:family="paragraph" style:parent-style-name="Standard">
      <style:text-properties style:font-name="Liberation Serif" fo:font-weight="normal" officeooo:rsid="00bc6e10" officeooo:paragraph-rsid="00bc6e10" style:font-weight-asian="normal" style:font-weight-complex="normal"/>
    </style:style>
    <style:style style:name="P124" style:family="paragraph" style:parent-style-name="Standard">
      <style:text-properties style:font-name="Liberation Serif" fo:font-weight="normal" officeooo:rsid="00be375f" officeooo:paragraph-rsid="00be375f" style:font-weight-asian="normal" style:font-weight-complex="normal"/>
    </style:style>
    <style:style style:name="P125" style:family="paragraph" style:parent-style-name="Standard">
      <style:text-properties style:font-name="Liberation Serif" fo:font-weight="normal" officeooo:rsid="00beded1" officeooo:paragraph-rsid="00beded1" style:font-weight-asian="normal" style:font-weight-complex="normal"/>
    </style:style>
    <style:style style:name="P126" style:family="paragraph" style:parent-style-name="Standard">
      <style:text-properties style:font-name="Liberation Serif" fo:font-weight="normal" officeooo:rsid="00bf5cf0" officeooo:paragraph-rsid="00bf5cf0" style:font-weight-asian="normal" style:font-weight-complex="normal"/>
    </style:style>
    <style:style style:name="P127" style:family="paragraph" style:parent-style-name="Standard">
      <style:text-properties style:font-name="Liberation Serif" fo:font-weight="normal" officeooo:rsid="00c0fb07" officeooo:paragraph-rsid="00c0fb07" style:font-weight-asian="normal" style:font-weight-complex="normal"/>
    </style:style>
    <style:style style:name="P128" style:family="paragraph" style:parent-style-name="Standard">
      <style:text-properties style:font-name="Liberation Serif" fo:font-weight="normal" officeooo:rsid="00c27208" officeooo:paragraph-rsid="00c27208" style:font-weight-asian="normal" style:font-weight-complex="normal"/>
    </style:style>
    <style:style style:name="P129" style:family="paragraph" style:parent-style-name="Standard">
      <style:text-properties style:font-name="Liberation Serif" fo:font-weight="normal" officeooo:rsid="00c27208" officeooo:paragraph-rsid="00c4379b" style:font-weight-asian="normal" style:font-weight-complex="normal"/>
    </style:style>
    <style:style style:name="P130" style:family="paragraph" style:parent-style-name="Standard">
      <style:text-properties style:font-name="Liberation Serif" fo:font-weight="normal" officeooo:rsid="00c4379b" officeooo:paragraph-rsid="00c4379b" style:font-weight-asian="normal" style:font-weight-complex="normal"/>
    </style:style>
    <style:style style:name="P131" style:family="paragraph" style:parent-style-name="Standard">
      <style:text-properties style:font-name="Liberation Serif" fo:font-weight="normal" officeooo:rsid="00c5a8a9" officeooo:paragraph-rsid="00c5a8a9" style:font-weight-asian="normal" style:font-weight-complex="normal"/>
    </style:style>
    <style:style style:name="P132" style:family="paragraph" style:parent-style-name="Standard">
      <style:text-properties style:font-name="Liberation Serif" fo:font-weight="normal" officeooo:rsid="00c629a0" officeooo:paragraph-rsid="00c629a0" style:font-weight-asian="normal" style:font-weight-complex="normal"/>
    </style:style>
    <style:style style:name="P133" style:family="paragraph" style:parent-style-name="Standard">
      <style:text-properties style:font-name="Liberation Serif" fo:font-weight="normal" officeooo:rsid="00c7b164" officeooo:paragraph-rsid="00c7b164" style:font-weight-asian="normal" style:font-weight-complex="normal"/>
    </style:style>
    <style:style style:name="P134" style:family="paragraph" style:parent-style-name="Standard">
      <style:text-properties style:font-name="Liberation Serif" fo:font-weight="normal" officeooo:rsid="00c89db8" officeooo:paragraph-rsid="00c89db8" style:font-weight-asian="normal" style:font-weight-complex="normal"/>
    </style:style>
    <style:style style:name="P135" style:family="paragraph" style:parent-style-name="Standard">
      <style:text-properties style:font-name="Liberation Serif" fo:font-weight="normal" officeooo:rsid="00c8d4b1" officeooo:paragraph-rsid="00c8d4b1" style:font-weight-asian="normal" style:font-weight-complex="normal"/>
    </style:style>
    <style:style style:name="P136" style:family="paragraph" style:parent-style-name="Standard">
      <style:text-properties style:font-name="Liberation Serif" fo:font-weight="normal" officeooo:rsid="00cb3c7d" officeooo:paragraph-rsid="00cb3c7d" style:font-weight-asian="normal" style:font-weight-complex="normal"/>
    </style:style>
    <style:style style:name="P137" style:family="paragraph" style:parent-style-name="Standard">
      <style:text-properties style:font-name="Liberation Serif" fo:font-weight="normal" officeooo:rsid="00cb3c7d" officeooo:paragraph-rsid="00cd206e" style:font-weight-asian="normal" style:font-weight-complex="normal"/>
    </style:style>
    <style:style style:name="P138" style:family="paragraph" style:parent-style-name="Standard">
      <style:text-properties style:font-name="Liberation Serif" fo:font-weight="normal" officeooo:rsid="00cb3c7d" officeooo:paragraph-rsid="00cd5d89" style:font-weight-asian="normal" style:font-weight-complex="normal"/>
    </style:style>
    <style:style style:name="P139" style:family="paragraph" style:parent-style-name="Standard">
      <style:text-properties style:font-name="Liberation Serif" fo:font-weight="normal" officeooo:rsid="00cd206e" officeooo:paragraph-rsid="00cd206e" style:font-weight-asian="normal" style:font-weight-complex="normal"/>
    </style:style>
    <style:style style:name="P140" style:family="paragraph" style:parent-style-name="Standard">
      <style:text-properties style:font-name="Liberation Serif" fo:font-weight="normal" officeooo:rsid="00cd5d89" officeooo:paragraph-rsid="00cd5d89" style:font-weight-asian="normal" style:font-weight-complex="normal"/>
    </style:style>
    <style:style style:name="P141" style:family="paragraph" style:parent-style-name="Standard">
      <style:text-properties style:font-name="Liberation Serif" fo:font-weight="normal" officeooo:rsid="00ce36f9" officeooo:paragraph-rsid="00ce36f9" style:font-weight-asian="normal" style:font-weight-complex="normal"/>
    </style:style>
    <style:style style:name="P142" style:family="paragraph" style:parent-style-name="Standard">
      <style:text-properties style:font-name="Liberation Serif" fo:font-weight="normal" officeooo:rsid="00cedec0" officeooo:paragraph-rsid="00cedec0" style:font-weight-asian="normal" style:font-weight-complex="normal"/>
    </style:style>
    <style:style style:name="P143" style:family="paragraph" style:parent-style-name="Standard">
      <style:text-properties officeooo:paragraph-rsid="00b9093c"/>
    </style:style>
    <style:style style:name="P144" style:family="paragraph" style:parent-style-name="Standard">
      <style:text-properties officeooo:rsid="00b9093c" officeooo:paragraph-rsid="00b9093c"/>
    </style:style>
    <style:style style:name="T1" style:family="text">
      <style:text-properties officeooo:rsid="0027309e"/>
    </style:style>
    <style:style style:name="T2" style:family="text">
      <style:text-properties officeooo:rsid="0027bce6"/>
    </style:style>
    <style:style style:name="T3" style:family="text">
      <style:text-properties officeooo:rsid="00296c15"/>
    </style:style>
    <style:style style:name="T4" style:family="text">
      <style:text-properties officeooo:rsid="0032446a"/>
    </style:style>
    <style:style style:name="T5" style:family="text">
      <style:text-properties officeooo:rsid="003336ba"/>
    </style:style>
    <style:style style:name="T6" style:family="text">
      <style:text-properties officeooo:rsid="003397cc"/>
    </style:style>
    <style:style style:name="T7" style:family="text">
      <style:text-properties officeooo:rsid="0037d45f"/>
    </style:style>
    <style:style style:name="T8" style:family="text">
      <style:text-properties officeooo:rsid="003f7e9a"/>
    </style:style>
    <style:style style:name="T9" style:family="text">
      <style:text-properties officeooo:rsid="004488d8"/>
    </style:style>
    <style:style style:name="T10" style:family="text">
      <style:text-properties officeooo:rsid="0048b9c9"/>
    </style:style>
    <style:style style:name="T11" style:family="text">
      <style:text-properties officeooo:rsid="005019c5"/>
    </style:style>
    <style:style style:name="T12" style:family="text">
      <style:text-properties officeooo:rsid="001eba0b"/>
    </style:style>
    <style:style style:name="T13" style:family="text">
      <style:text-properties officeooo:rsid="00593b39"/>
    </style:style>
    <style:style style:name="T14" style:family="text">
      <style:text-properties officeooo:rsid="005d171c"/>
    </style:style>
    <style:style style:name="T15" style:family="text">
      <style:text-properties officeooo:rsid="005f5f56"/>
    </style:style>
    <style:style style:name="T16" style:family="text">
      <style:text-properties officeooo:rsid="00651936"/>
    </style:style>
    <style:style style:name="T17" style:family="text">
      <style:text-properties officeooo:rsid="0067d10f"/>
    </style:style>
    <style:style style:name="T18" style:family="text">
      <style:text-properties officeooo:rsid="006bd9f3"/>
    </style:style>
    <style:style style:name="T19" style:family="text">
      <style:text-properties officeooo:rsid="006e1676"/>
    </style:style>
    <style:style style:name="T20" style:family="text">
      <style:text-properties officeooo:rsid="00701566"/>
    </style:style>
    <style:style style:name="T21" style:family="text">
      <style:text-properties officeooo:rsid="0072e265"/>
    </style:style>
    <style:style style:name="T22" style:family="text">
      <style:text-properties officeooo:rsid="0079779b"/>
    </style:style>
    <style:style style:name="T23" style:family="text">
      <style:text-properties officeooo:rsid="007e5e56"/>
    </style:style>
    <style:style style:name="T24" style:family="text">
      <style:text-properties officeooo:rsid="00872b1f"/>
    </style:style>
    <style:style style:name="T25" style:family="text">
      <style:text-properties officeooo:rsid="008e36b7"/>
    </style:style>
    <style:style style:name="T26" style:family="text">
      <style:text-properties officeooo:rsid="0091a91d"/>
    </style:style>
    <style:style style:name="T27" style:family="text">
      <style:text-properties officeooo:rsid="0093593d"/>
    </style:style>
    <style:style style:name="T28" style:family="text">
      <style:text-properties officeooo:rsid="00967d1b"/>
    </style:style>
    <style:style style:name="T29" style:family="text">
      <style:text-properties officeooo:rsid="00987a62"/>
    </style:style>
    <style:style style:name="T30" style:family="text">
      <style:text-properties officeooo:rsid="00a4cf69"/>
    </style:style>
    <style:style style:name="T31" style:family="text">
      <style:text-properties officeooo:rsid="00a7fa3c"/>
    </style:style>
    <style:style style:name="T32" style:family="text">
      <style:text-properties officeooo:rsid="00afbda3"/>
    </style:style>
    <style:style style:name="T33" style:family="text">
      <style:text-properties officeooo:rsid="00b2a2a7"/>
    </style:style>
    <style:style style:name="T34" style:family="text">
      <style:text-properties style:font-name="Liberation Serif"/>
    </style:style>
    <style:style style:name="T35" style:family="text">
      <style:text-properties style:font-name="Liberation Serif" officeooo:rsid="0061a3d3"/>
    </style:style>
    <style:style style:name="T36" style:family="text">
      <style:text-properties style:font-name="Liberation Serif" officeooo:rsid="00872b1f"/>
    </style:style>
    <style:style style:name="T37" style:family="text">
      <style:text-properties style:font-name="Liberation Serif" officeooo:rsid="0091a91d"/>
    </style:style>
    <style:style style:name="T38" style:family="text">
      <style:text-properties style:font-name="Liberation Serif" fo:font-weight="normal" style:font-weight-asian="normal" style:font-weight-complex="normal"/>
    </style:style>
    <style:style style:name="T39" style:family="text">
      <style:text-properties style:font-name="Liberation Serif" fo:font-weight="normal" officeooo:rsid="00b9093c" style:font-weight-asian="normal" style:font-weight-complex="normal"/>
    </style:style>
    <style:style style:name="T40" style:family="text">
      <style:text-properties officeooo:rsid="00c27208"/>
    </style:style>
    <style:style style:name="T41" style:family="text">
      <style:text-properties officeooo:rsid="00c89db8"/>
    </style:style>
    <style:style style:name="T42" style:family="text">
      <style:text-properties officeooo:rsid="00ca90aa"/>
    </style:style>
    <style:style style:name="T43" style:family="text">
      <style:text-properties officeooo:rsid="00cd5d89"/>
    </style:style>
    <style:style style:name="T44" style:family="text">
      <style:text-properties officeooo:rsid="00cede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erhabalar, bu yazı dizimde sizlerle lfs ile sıfırdan kendi GNU/Linux işletim sistemimizin temellerini atacağız, amacımız sıfırdan bir işletim sistemi geliştirmekten ziyade sürecin nasıl işlediğini tam olarak nasıl çalıştığını anlayabilmek. Programları derleyip konfigurasyon dosyalarına elle müdahele etmek. <text:s/>LFS projesinin geliştiricisi Gerard Beekmans'ın da belirttiği gibi amaç daha çok eğitim.</text:p>
      <text:p text:style-name="P18"/>
      <text:p text:style-name="P18">Öncelikle kısaca LFS'den, nedir ne değildir bahsedelim.</text:p>
      <text:p text:style-name="P18"/>
      <text:p text:style-name="P18">Nedir?</text:p>
      <text:p text:style-name="P18">LFS (Linux From Scratch) GNU programlarının kaynak kodlarından adım adım kendi linux sistemimizi inşa etmemize yardımcı olan bir projedir.</text:p>
      <text:p text:style-name="P18"/>
      <text:p text:style-name="P18">Ne değildir?</text:p>
      <text:p text:style-name="P18">Hazır bir dağıtım değildir. Katı kuralları, kesin tercihleri olan bir proje ya da işletim sistemi değildir, sizi tamemen özgür yazılımın özgür seçimler dünyasına bırakır. </text:p>
      <text:p text:style-name="P18"/>
      <text:p text:style-name="P19">LFS Projesi alt projeler içerir biraz da bunlardan bahsedelim</text:p>
      <text:p text:style-name="P19"/>
      <text:p text:style-name="P20"><text:span text:style-name="T12">LFS: Ana esas kitabımız (Versiyon</text:span> 7.7 <text:span text:style-name="T13">Mart 2015)</text:span></text:p>
      <text:p text:style-name="P19">B(beyond)LFS: Bitmiş lfs kurulumunu bir ileri seviyeye taşıyıp kullanılabilir bir sistem oluşturmayı hedefler.</text:p>
      <text:p text:style-name="P19">A(Automated)LFS: LFS'yi ve BLFS'yi birkaç defa yapıp tecrübe edinip, daha fazla kavrayıp öğrendikten sonra çoğu kullanıcı artık kendi sistemlerini (tamemen kullanım amaçlı) oluşturma yoluna gitmekte. (Bence zaten olması gereken de bu) ancak bazı adımları anlayıp geçtikten sonra birçok zaman kaybı yaşadığımız yerleri hızlandıran ALFS'yi kullanmaya başlayabilirsiniz. ALFS süreci hızlandırarak sizi birçok yükten kurtarıyor.</text:p>
      <text:p text:style-name="P19">C(cross)LFS: Başka sistemler için derleme yapıyorsanız (kullandığınız sistem değil de örneğin daha düşük seviyedeki bir sistem için daha iyi donanımdaki bir makineden derleme yapacaksanız veya gömülü-embedded sistemler için böyle bir işe giriştiyseniz) clfs size gerekli araçları ve çapraz derlemek için gerekli yöntem, parametre vs sağlıyor.</text:p>
      <text:p text:style-name="P19">H(Hardened)LFS: Yüksek güvenlikli bir sistem inşa etmek istiyorsanız sizin için.</text:p>
      <text:p text:style-name="P19">Hints: LFS ve BLFS de yer almayan, sisteminizi daha da ileriye taşımak için gerekli ipuçları ve önerilerin olduğu bölüm.</text:p>
      <text:p text:style-name="P19">LiveCD: Öncelikle şunu belirteyim yeni sürüm kitaplar için (7 ve sonrası) artık desteklenmiyor. Amaç LFS için gerekli ortamı hazır olarak kullanıcıya liveCD ile sunmaktı. E ne yapıcaz? Kendi host'umuzu kendimiz optimize edeceğiz gerekli araçlarla donatacağız. (Hali hazırda bir linux sürümü sisteminizde yüklüyse işiniz daha kolay zaten birçok gerekli araç yüklü olacak.)</text:p>
      <text:p text:style-name="P19">Patches: Adı üzerinde, gerekli patch'ler.</text:p>
      <text:p text:style-name="P19"/>
      <text:p text:style-name="P21">Öncelikle kitapların kararlı sürümlerinden birini indirelim. (Bu yazıya başladığım tarihte en son kararlı sürüm LFS-BOOK-7.7'ydi.)</text:p>
      <text:p text:style-name="P1"><text:a xlink:type="simple" xlink:href="http://www.linuxfromscratch.org/lfs/downloads/stable/"><text:span text:style-name="T34">http://www.linuxfromscratch.org/lfs/downloads/stable/</text:span></text:a></text:p>
      <text:p text:style-name="P21">adresinden kitapları indirebilirsiniz.</text:p>
      <text:p text:style-name="P21"/>
      <text:p text:style-name="P22">Online okumak için</text:p>
      <text:p text:style-name="P2"><text:a xlink:type="simple" xlink:href="http://www.linuxfromscratch.org/lfs/view/stable/"><text:span text:style-name="T34">http://www.linuxfromscratch.org/lfs/view/stable/</text:span></text:a></text:p>
      <text:p text:style-name="P22"/>
      <text:p text:style-name="P23">ne yazık ki lfs book'un türkçe çevrimi henüz mevcut değil, ama ilgilenen olursa bana mail atın tek başına böyle bir projeye vaktim yetmeyece ancak en azından birkaç kişi olursak böyle bir işe girişebiliriz, çok da güzel olur diye düşünüyorum, zaten kitap ve yeni versiyonları dinamik olarak değişmekte yani kitabı bir defa çevirdikten sonra yeni versiyonlarına adapte etmek çok daha kolay olacaktır.</text:p>
      <text:p text:style-name="P21"><text:soft-page-break/></text:p>
      <text:p text:style-name="P24">Kendi geliştirme ortamım ve donanımım hakkında</text:p>
      <text:p text:style-name="P24">LFS Sistemini build edeceğim hedef target sistemin donanımı</text:p>
      <text:p text:style-name="P24">intel i7 İşlemci</text:p>
      <text:p text:style-name="P24">4 GB ram</text:p>
      <text:p text:style-name="P24">120 GB ssd =&gt; xUbuntu 14.04.2 yüklü (host sistem)</text:p>
      <text:p text:style-name="P24">ikinci hard disk</text:p>
      <text:p text:style-name="P24"><text:tab/>500 GB =&gt; target disk. (LFS'nin build edileceği disk.)</text:p>
      <text:p text:style-name="P24">iki disk de laptop içerisinde (internal) yani harici disk'e kurmuyorum veya harici disk üzerinden kullandığım bir işletim sistemini konak olarak kullanmıyorum. Ama tavsiyem eğer böyle lfs için farklı bir disk ayırma şansınız yoksa, flash disk üzerine veya harici bir disk üzerine herhangi bir linux yükleyerek host olarak kullanabilirsiniz.</text:p>
      <text:p text:style-name="P24"/>
      <text:p text:style-name="P24">Projeye başlamadan, kolları sıvamadan önce tüm sisteminizin yedeğini almayı (ya da en azından kişisel belgelerinizi =) ) sakın unutmayın, yaşayabileceğiniz veri kaybı vb. Hasarlar için meshuliyet kabul etmiyorum ;)</text:p>
      <text:p text:style-name="P24"/>
      <text:p text:style-name="P25">Zaten asıl işi kitap yapacak asıl kaynağımız o. Ben sadece kendi yaşadığım tecrübelerimi ve karşılaştığım sorunları nasıl çözdüğümü ve sonuç olarak ne elde ettiğimi sizlerle paylaşmak istedim.</text:p>
      <text:p text:style-name="P25"/>
      <text:p text:style-name="P26">Foreword</text:p>
      <text:p text:style-name="P26">Kısaca, Arkadaş bu proje nasıl ortaya çıktı? Sorusunu cevaplıyoruz</text:p>
      <text:p text:style-name="P26"/>
      <text:p text:style-name="P26">Şimdi efendim bildiğiniz üzere GNU/Linux dediğimiz şey aslında bir işletim sistemi değil, bir kernel yani çekirdek. Linux çekirdeği kullanan dağıtımların nasıl dağıtım haline geldiği sorusu ortaya çıkıyor burada. <text:span text:style-name="T3">Dağıtımları dağıtım yapan nedir neleri farklıdır? Yazarımız da benim ve muhtemelen birçok linux severin yaptığı gibi birçok dağıtımı denemiş ve hepsini de beğenmiş kesin doğru veya yanlış diye birşey yok iyi veya kötü yok hepsinin iyi tarafları var olay tercihler meselesinden ibaret demiş. Ve oturmuş kendi sistemini kendisi derlemiş.</text:span> <text:span text:style-name="T2">L</text:span>inux kerneli ile <text:span text:style-name="T2">sıfırdan bir </text:span>işletim sistemi yapacağımızı varsayalım. Yazar tam olarak bu noktada ortaya çıkıyor ve diyor ki evet işte bize böyle bir şey yapacak olursak linux standartları (lsb), POSIX standartları ve benzeri birsürü şey çıkıyor karşımıza, bir sistemin çalışır durumda olması için gerekli minimum paketleri, servisleri tespit ediyor ve diyor ki bir yere kadar yapacağınız çoğu şey standart olmak zorunda (tabiki bu da zorunlu değil ama en azından elle tutulur bir sistem olacaksa belirli standartlara uymak zorunda değil mi efendim :9 ) <text:s/><text:span text:style-name="T1">Bu paketleri bir araya getirip açılan bir sistem elde ettiğinizde de zaten lfs ortaya çıkmış oluyor. BLFS ile de kalanını halledip normal grafik arayüzü vs olan ve çalışabilir bir sistem elde etme şansınız var. Ancak o kadar ucu açık ve özelleşebilir bir sistem ki zaten Özgür yazılım dünyasında olanlar bilirler seçimleriniz neredeyse sınırsızdır. Yazar burada bazı önerilerde bulunuyor kitabın bazı kısımları yapacağınız seçimlere göre dallanıp budaklanıyor vs. neyse konuyu daha fazla uzatmadan işin özü ister kendi firewall'ınızı yapacak olun isterseniz bir sunucu veya masaüstü ortamı, başlangıçta bunlara ihtiyacınız olacak. Diyor ve bize bu yol gösterici kitabı indiriyor. </text:span></text:p>
      <text:p text:style-name="P26"/>
      <text:p text:style-name="P26"/>
      <text:p text:style-name="P27">Hazır bir dağıtım kullanmak varken neden bu kadar zahmete girip sıfırdan bir linux sistemi oluşturuyoruz?</text:p>
      <text:p text:style-name="P27"/>
      <text:p text:style-name="P27">Öncelikle Linux sistemlerin tam olarak nasıl çalıştığını anlamanın daha iyi bir yolu yok. <text:span text:style-name="T6">Yani sadece eğitim amaçlı kullanmak için bile çok başarılı bir proje.</text:span></text:p>
      <text:p text:style-name="P28">Kendi ihtiyaçlarınıza göre, kendi zevklerinize göre bir sistem oluşturma şansı. Her ne kadar bir dağıtımın hedef aldığı kullanıcı kitlesine dahil olsanız da illa ki hiç kullanmadığınız/kullanmayacağınız birçok paket olacak bunun yanında indirdiğiniz hazır dağıtımda <text:soft-page-break/>yüklü gelmeyen birsürü de paket/program kurmak isteyeceksiniz. LFS ile tamamen ihtiyacınız olanı alma şansınız var. </text:p>
      <text:p text:style-name="P29">Diğer bir neden, sisteminiz üzerinizde herhangi bir dağıtım üzerinde sahip olabileceğinizden çok daha fazla kontrol sahibi olabileceksiniz. Biliyorum bazı super user'lar bu madde karşı çıkacaktır ben sistemimi istediğim gibi kontrol edebiliyorum/edebilirim diyecekler, evet haklısınız sayın okur ancak herşeyi en baştan elle derlemekten bahsediyorum, ayar dosyalarından bağımlılıklara kadar herşey sizin elinizde, bağımlılıkları çözümleyecek bir paket yönetim sisteminiz bile yok. Yazarın değişiyle, sürücü koltuğunda siz oturuyorsunuz.</text:p>
      <text:p text:style-name="P30">Gereksiz şeylerden arındırılmış bir sistem çok daha az sistem kaynağı tüketecektir diyor Gerard abimiz. Donanımızın çok iyi özelliklerde olduğunu düşünebilirsiniz, haklısınız da ancak gömülü sistemler veya çalıştırılabilir (live) cd-<text:span text:style-name="T4">usb'ler söz konusu olduğunda çok daha düşük özelliklerde çalışabilecek sistemler gerekebeilecektir. LFS bu alanlarada da oldukça avantaj sağlar.</text:span></text:p>
      <text:p text:style-name="P31">Ayrıca tüm sistemi kaynak kodundan derlediğiniz için örneğin bir programda yayınlanan güvenlik açığı güncellemes<text:span text:style-name="T5">i</text:span>ni başka birisinin güvenlik açığı için binary paket yayınlamasını, güncellemesini beklemek zorunda kalma<text:span text:style-name="T5">dan</text:span> direk uygulayabilirsiniz <text:span text:style-name="T5">veya biliyorsanız kendiniz bile kapatabilirsiniz</text:span>, bu da size daha güvenli bir sisteme sahip olma şansı sağlar.</text:p>
      <text:p text:style-name="P32"/>
      <text:p text:style-name="P33">Özet olarak lfs'nin amacı, sıfırdan, temel seviye çalışabilir bir sistem oluşturmaktır. Eğer böyle bir amacınız yoksa, yukarıdaki nedenlerden herhangi biri de ilginizi çekmiyorsa yol yakınken geri dönebilirsiniz :)</text:p>
      <text:p text:style-name="P33"/>
      <text:p text:style-name="P34">LFS'nin hedef mimarisi AMD/Intel x86 (32-bit) ve x86_64 (64-bit) işlemcilerdir ancak çeşitli modifikasyonlarla Power PC ve ARM işlemcilerde de çalışabildiği belirtiliyor.</text:p>
      <text:p text:style-name="P34"/>
      <text:p text:style-name="P34">Benim örnek olarak kullanacağım mimari amd64 ya da diğer yazılışıyla x86_64 (64-bit) mimarisi olacak. (işlemcim intel i7-2630QM)</text:p>
      <text:p text:style-name="P34"/>
      <text:p text:style-name="P35">Burada 64 bit işlemciler üzerine 32 bit derlemenin yapılabileceğini hatırlatalım. 32 <text:span text:style-name="T7">Bit ile 64 bit sistemi kıyaslayacak olursak, 64 bit sistemde çalıştırılabilir dosyaların boyutları biraz daha büyük olmasına karşın, derleme hızı 32 bit'e göre daha hızlıdır.</text:span></text:p>
      <text:p text:style-name="P35"/>
      <text:p text:style-name="P36">Örnek olarak da </text:p>
      <text:p text:style-name="P36"/>
      <text:p text:style-name="P36">Mimari <text:tab/>Derleme Süresi<text:tab/>Derlenmiş Boyutu</text:p>
      <text:p text:style-name="P37">32-bit <text:tab/><text:tab/>198.5 Dakika<text:tab/><text:tab/>648 MB<text:tab/></text:p>
      <text:p text:style-name="P37">64-bit <text:tab/><text:tab/>190.6 Dakika <text:tab/><text:tab/>709 MB</text:p>
      <text:p text:style-name="P37"/>
      <text:p text:style-name="P38">görüldüğü gibi 64 bit'in kazanımı çok fazla değil, eğer 4 GB'dan fazla data'lar üzerinde işlem yapmak gibi bir hedefiniz yoksa veya ram miktarınız 4 GB'dan büyük değilse 64 bit seçmenizin sizin için çok büyük bir artısı olmayacaktır.</text:p>
      <text:p text:style-name="P39">Bu arada baştan söyleyelim, bazı eski paketlerde 64 bit desteği yok, özellikle eski bir ekran kartınız varsa sıkıntı yaşabilirsiniz başlamadan önce xorg sürücülerinin 64 bit desteği olup olmadığını kontrol ederseniz iyi olacaktır.</text:p>
      <text:p text:style-name="P3"><text:a xlink:type="simple" xlink:href="http://xorg.freedesktop.org/releases/individual/driver/"><text:span text:style-name="T34">http://xorg.freedesktop.org/releases/individual/driver/</text:span></text:a></text:p>
      <text:p text:style-name="P39"/>
      <text:p text:style-name="P40">LFS ve Standartlar</text:p>
      <text:p text:style-name="P40">Daha önce de değindiğimiz gibi LFS POSIX.1-2008, Dosya sistemi hiyerarşisi (fsh 3.0) ve linux standart base (LSB) spesifikasyonlarını desteklemekte. (Yani bu standartlar gözetilerek inşa edilmekte.)</text:p>
      <text:p text:style-name="P40"/>
      <text:p text:style-name="P41">Bunlardan LSB kendi içerisinde alt standartlara ayrılıyor. </text:p>
      <text:p text:style-name="P41">Core (çekirdek), C++, Desktop (masaüstü), Runtime Languages (çalıştırma zamanı dilleri), ve <text:soft-page-break/>printing (yazdırma)</text:p>
      <text:p text:style-name="P41"/>
      <text:p text:style-name="P41">Bu arada LSB'nin gereksinimleri konusunda fikir ayrılıkları ortaya çıkmakta ancak yine seçim şansımız bizim elimizde, şimdilik bu konuyla çok vakit kaybetmeyelim ve yolumuza devam edelim.</text:p>
      <text:p text:style-name="P41"/>
      <text:p text:style-name="P41">Bu arada BLFS deki çeşitli paketleri kullanarak LSB uygunluklarını test edebiliriz.</text:p>
      <text:p text:style-name="P41"/>
      <text:p text:style-name="P41">Şimdi gelelim paketlere,</text:p>
      <text:p text:style-name="P41"/>
      <text:p text:style-name="P41">LSB gereksinimlerini karşılamak için, LSF'nin ihtiyaç duyduğu paketler ve BLFS'nin ihtiyaç duyduğu paketler farklı, yani lfs tamamlandıktan sonra blfs'ye geçmeden önce lsb standartı tam olarak tamamlanmış olmayacak.</text:p>
      <text:p text:style-name="P41"/>
      <text:p text:style-name="P41">LFS de ihtiyaç duyulan paketler</text:p>
      <text:p text:style-name="P41">LSB Core için : Bash, Bc, Binutils, Coreutils, Diffutils, File, Findutils, Gawk, Grep, Gzip, M4, Man- DB, Ncurses, Procps, Psmisc, Sed, Shadow, Tar, Util-linux, Zlib</text:p>
      <text:p text:style-name="P41">LSB C++ <text:span text:style-name="T8">için</text:span> : Gcc</text:p>
      <text:p text:style-name="P41">LSB Runtime Languages için : Perl</text:p>
      <text:p text:style-name="P41"/>
      <text:p text:style-name="P41">BLFS de ihtiyaç duyulan paketler</text:p>
      <text:p text:style-name="P41">LSB Code için : At, Batch (a part of At), Cpio, Ed, Fcrontab, Initd-tools, Lsb_release, PAM, Pax, Sendmail (or Postfix or Exim), time</text:p>
      <text:p text:style-name="P41">LSB Desktop için <text:s/>: ATK, Cairo, Desktop-file-utils, Freetype, Fontconfig, Glib2, GTK+2, Icon-naming-utils, Libjpeg, Libpng, Libxml2, MesaLib, Pango, Qt4, Xorg</text:p>
      <text:p text:style-name="P41">LSB Runtime Languages için : <text:s/>Python</text:p>
      <text:p text:style-name="P42">LSB Printing için : CUPS</text:p>
      <text:p text:style-name="P42">LSB Multimeda için : Alsa Libraries, NSPR, NSS, OpenSSL, Java, Xdg-utils</text:p>
      <text:p text:style-name="P41"/>
      <text:p text:style-name="P43">gördüğünüz gibi lfs için LSB'nin Desktop gereksinimleri yok, lfs yerine blfs'de karşılanmış bu gereksinimler çünkü lfs de hazır bir masaüstümüz henüz olmayacak.</text:p>
      <text:p text:style-name="P43"/>
      <text:p text:style-name="P44">Bu paketler, kitap içerisinde ayrıntılı bir şekilde tek tek açıklanmış, bunlarla şimdilik vakit kaybetmek yerine kullandıkça (ihtiyaç duydukça) yazma taraftarıyım. Yine de ilgileniyorsanız kitaptan okuyabilirsiniz.</text:p>
      <text:p text:style-name="P44"/>
      <text:p text:style-name="P44">Ön gereksinimler</text:p>
      <text:p text:style-name="P45">LFS sistemi inşa etmek öyle sanıldığı kadar kolay bir iş değil, belli bir seviye linux-unix bilgisi gerekmekte. Eğer komut satırına yeterince hakim değilseniz, nasıl kopyalayacağız ki şimdi bunu, vs diye soruyorsanız, daha önce bir yazılım yüklemediyseniz, bu kitap çok da size göre değil demektir. Çünkü bunlara ayıracak vakitimiz olmayacak bu yüzden yazar bizden belli bir seviyede sistem bilgisi bekliyor doğal olarak.</text:p>
      <text:p text:style-name="P46">Eğer lfs destek forumlarından vs çok basit sorular sorarsanız yanıtsız kalabiir diyor yazarımız, o yüzden bizim için bi ön okuma listesi hazırlamışlar.</text:p>
      <text:p text:style-name="P46"/>
      <text:p text:style-name="P4"><text:span text:style-name="T34">Software-Building-HOWTO </text:span><text:a xlink:type="simple" xlink:href="http://www.tldp.org/HOWTO/Software-Building-HOWTO.html"><text:span text:style-name="T34">http://www.tldp.org/HOWTO/Software-Building-HOWTO.html</text:span></text:a></text:p>
      <text:p text:style-name="P46">Biraz eski ama hala geçerliliği olan yazılım yükleme belgesi</text:p>
      <text:p text:style-name="P46"/>
      <text:p text:style-name="P4"><text:span text:style-name="T34">The Linux Users' Guide </text:span><text:a xlink:type="simple" xlink:href="http://tldp.org/pub/Linux/docs/ldp-archived/users-guide/"><text:span text:style-name="T34">http://tldp.org/pub/Linux/docs/ldp-archived/users-guide/</text:span></text:a></text:p>
      <text:p text:style-name="P46">Linux Kullanıcı Kitabı. Eğer okumadıysanız önce bu kitabı okumanızı tavsiye ederim.</text:p>
      <text:p text:style-name="P46"/>
      <text:p text:style-name="P46">Ev sahibi sistemin gereksinimleri</text:p>
      <text:p text:style-name="P47">LFS'yi yüklemek için kullanacağımız ev sahibi sistemin üzerinde belirli programların belirli <text:soft-page-break/>versiyonlarının yüklü olması gerekiyor şimdi bunlara bir göz atalım. <text:span text:style-name="T9">Bİrçok modern linux dağıtımı için çoğu paket halihazırda ev ahibi sistemde mevcut olacaktır.</text:span></text:p>
      <text:p text:style-name="P47"/>
      <text:p text:style-name="P48">Unutmadan bu belirteceğimiz versiyonlar lfs için <text:span text:style-name="T10">gerekli minimum </text:span>test edilmiş versiyonlardır, eski sürümle<text:span text:style-name="T10">rle</text:span>de çalışma olasılığı var ancak garantisi yok test edilmemiş.</text:p>
      <text:p text:style-name="P49"/>
      <text:p text:style-name="P50">Bash-3.2 (/bin/sh should be a symbolic or hard link to bash)</text:p>
      <text:p text:style-name="P50">Binutils-2.17 (Versions greater than 2.25 are not recommended as they have not been tested)</text:p>
      <text:p text:style-name="P50">Bison-2.3 (/usr/bin/yacc should be a link to bison or small script that executes bison)</text:p>
      <text:p text:style-name="P50">Bzip2-1.0.4</text:p>
      <text:p text:style-name="P50">Coreutils-6.9</text:p>
      <text:p text:style-name="P50">Diffutils-2.8.1</text:p>
      <text:p text:style-name="P50">Findutils-4.2.31</text:p>
      <text:p text:style-name="P50">Gawk-4.0.1 (/usr/bin/awk should be a link to gawk)</text:p>
      <text:p text:style-name="P50">GCC-4.1.2 including the C++ compiler, g++ (Versions greater than 4.9.2 are not recommended as they have not</text:p>
      <text:p text:style-name="P50">been tested)</text:p>
      <text:p text:style-name="P47"/>
      <text:p text:style-name="P50">GCC için ayrıca /usr/lib ve /usr/lib64 dizinlerinde libgmp.la, libmpfr.la, ve libmpc.la. Dosyalarına bakın bu dosyaların ya 3'ü de bulunmalı ya da 3 'ü de bulunmamalı. <text:span text:style-name="T10">Sadece 2 tanesi veya 1 tanesi varsa silin</text:span></text:p>
      <text:p text:style-name="P50"/>
      <text:p text:style-name="P51">Glibc-2.5.1 (Versions greater than 2.21 are not recommended as they have not been tested)</text:p>
      <text:p text:style-name="P51">Grep-2.5.1a</text:p>
      <text:p text:style-name="P51">Gzip-1.3.12</text:p>
      <text:p text:style-name="P51">Linux Kernel-2.6.32</text:p>
      <text:p text:style-name="P51">M4-1.4.10 </text:p>
      <text:p text:style-name="P51">Make-3.81 </text:p>
      <text:p text:style-name="P51">Patch-2.5.4 </text:p>
      <text:p text:style-name="P51">Perl-5.8.8 </text:p>
      <text:p text:style-name="P51">Sed-4.1.5 </text:p>
      <text:p text:style-name="P51">Tar-1.18 </text:p>
      <text:p text:style-name="P51">Texinfo-4.7 </text:p>
      <text:p text:style-name="P51">Xz-5.0.0</text:p>
      <text:p text:style-name="P51"/>
      <text:p text:style-name="P51">Eğer bu programların daha eski versiyonlarına sahipseniz güncellemeniz iyi olur.</text:p>
      <text:p text:style-name="P51"/>
      <text:p text:style-name="P52">Versionları kontrol etmek için böyle de bir script yazmışlar</text:p>
      <text:p text:style-name="P52"/>
      <text:p text:style-name="P52">#!/bin/bash</text:p>
      <text:p text:style-name="P52"># Simple script to list version numbers of critical development tools</text:p>
      <text:p text:style-name="P52">export LC_ALL=C</text:p>
      <text:p text:style-name="P52">bash --version | head -n1 | cut -d" " -f2-4</text:p>
      <text:p text:style-name="P52">echo "/bin/sh -&gt; `readlink -f /bin/sh`"</text:p>
      <text:p text:style-name="P52">echo -n "Binutils: "; ld --version | head -n1 | cut -d" " -f3-</text:p>
      <text:p text:style-name="P52">bison --version | head -n1</text:p>
      <text:p text:style-name="P52"/>
      <text:p text:style-name="P52">if [ -h /usr/bin/yacc ]; then</text:p>
      <text:p text:style-name="P52"><text:tab/>echo "/usr/bin/yacc -&gt; `readlink -f /usr/bin/yacc`";</text:p>
      <text:p text:style-name="P52">elif [ -x /usr/bin/yacc ]; then</text:p>
      <text:p text:style-name="P52"><text:tab/>echo yacc is `/usr/bin/yacc --version | head -n1`</text:p>
      <text:p text:style-name="P52">else</text:p>
      <text:p text:style-name="P52"><text:soft-page-break/><text:tab/>echo "yacc not found"</text:p>
      <text:p text:style-name="P52">fi</text:p>
      <text:p text:style-name="P52"/>
      <text:p text:style-name="P52">bzip2 --version 2&gt;&amp;1 &lt; /dev/null | head -n1 | cut -d" " -f1,6-</text:p>
      <text:p text:style-name="P52">echo -n "Coreutils: "; chown --version | head -n1 | cut -d")" -f2</text:p>
      <text:p text:style-name="P52">diff --version | head -n1</text:p>
      <text:p text:style-name="P52">find --version | head -n1</text:p>
      <text:p text:style-name="P52">gawk --version | head -n1</text:p>
      <text:p text:style-name="P52"/>
      <text:p text:style-name="P52">if [ -h /usr/bin/awk ]; then</text:p>
      <text:p text:style-name="P52"><text:tab/>echo "/usr/bin/awk -&gt; `readlink -f /usr/bin/awk`";</text:p>
      <text:p text:style-name="P52">elif [ -x /usr/bin/awk ]; then</text:p>
      <text:p text:style-name="P52"><text:tab/>echo yacc is `/usr/bin/awk --version | head -n1`</text:p>
      <text:p text:style-name="P52">else</text:p>
      <text:p text:style-name="P52"><text:tab/>echo "awk not found"</text:p>
      <text:p text:style-name="P52">fi</text:p>
      <text:p text:style-name="P52"/>
      <text:p text:style-name="P52">gcc --version | head -n1</text:p>
      <text:p text:style-name="P52">g++ --version | head -n1</text:p>
      <text:p text:style-name="P52">ldd --version | head -n1 | cut -d" " -f2- # glibc version</text:p>
      <text:p text:style-name="P52">grep --version | head -n1</text:p>
      <text:p text:style-name="P52">gzip --version | head -n1</text:p>
      <text:p text:style-name="P52">cat /proc/version</text:p>
      <text:p text:style-name="P52">m4 --version | head -n1</text:p>
      <text:p text:style-name="P52">make --version | head -n1</text:p>
      <text:p text:style-name="P52">patch --version | head -n1</text:p>
      <text:p text:style-name="P52">echo Perl `perl -V:version`</text:p>
      <text:p text:style-name="P52">sed --version | head -n1</text:p>
      <text:p text:style-name="P52">tar --version | head -n1</text:p>
      <text:p text:style-name="P52">makeinfo --version | head -n1</text:p>
      <text:p text:style-name="P52">xz --version | head -n1</text:p>
      <text:p text:style-name="P52">echo 'main(){}' &gt; dummy.c &amp;&amp; g++ -o dummy dummy.c</text:p>
      <text:p text:style-name="P52"/>
      <text:p text:style-name="P52">if [ -x dummy ]</text:p>
      <text:p text:style-name="P52"><text:tab/>then echo "g++ compilation OK";</text:p>
      <text:p text:style-name="P52"><text:tab/>else echo "g++ compilation failed"; fi</text:p>
      <text:p text:style-name="P52">rm -f dummy.c dummy</text:p>
      <text:p text:style-name="P52"/>
      <text:p text:style-name="P52">kodlarını “version-check.sh” isimli bir dosyaya kaydedin sonra komut satırından sırasıyla</text:p>
      <text:p text:style-name="P52">“chmod +x version-check.sh” </text:p>
      <text:p text:style-name="P52">“./version-check.sh”</text:p>
      <text:p text:style-name="P52"/>
      <text:p text:style-name="P52">komutlarını vererek script'i çalıştırın. Her satırda program versiyonlarını kontrol edebilirsiniz.</text:p>
      <text:p text:style-name="P52"/>
      <text:p text:style-name="P52">Başka bir scriptle de daha önce bahsettiğimiz kütüphane dosyalarını kontrol edebilmek için</text:p>
      <text:p text:style-name="P52"/>
      <text:p text:style-name="P52">#!/bin/bash</text:p>
      <text:p text:style-name="P52">for lib in lib{gmp,mpfr,mpc}.la; do</text:p>
      <text:p text:style-name="P52"><text:tab/>echo $lib: $(if find /usr/lib* -name $lib | grep -q $lib;then :;else echo not;fi) found</text:p>
      <text:p text:style-name="P52">done</text:p>
      <text:p text:style-name="P52">unset lib</text:p>
      <text:p text:style-name="P52"/>
      <text:p text:style-name="P52"><text:soft-page-break/>kodlarını “library-check.sh” <text:s/>isimli bir dosyaya kaydedin sonra komut satırından sırasıyla</text:p>
      <text:p text:style-name="P52">“chmod +x library-check.sh” </text:p>
      <text:p text:style-name="P52">“./library-check.sh”</text:p>
      <text:p text:style-name="P52"/>
      <text:p text:style-name="P52">komutlarını vererek script'i çalıştırın.</text:p>
      <text:p text:style-name="P52"/>
      <text:p text:style-name="P53">Yazarımız burada kitaptaki yazım tiplerinden neyin nasıl fontla gösterildiğinden kısaca bahsetmiş.</text:p>
      <text:p text:style-name="P53"/>
      <text:p text:style-name="P53">Kitabın Yapısı</text:p>
      <text:p text:style-name="P53">Kitap birkaç farklı bölümden meydana geliyor</text:p>
      <text:p text:style-name="P53"/>
      <text:p text:style-name="P53">1. Bölüm Giriş</text:p>
      <text:p text:style-name="P53">Notlar genel bilgiler vs.</text:p>
      <text:p text:style-name="P53"/>
      <text:p text:style-name="P53">2.Bölüm</text:p>
      <text:p text:style-name="P53">İnşa için hazırlık. Bölümlendirilmelerin yapılması, gerekli paketlerin indirilmesi, geçici araçların derlenmesi vs.</text:p>
      <text:p text:style-name="P53"/>
      <text:p text:style-name="P53">3.Bölüm</text:p>
      <text:p text:style-name="P53">LFS 'nin inşası. Tüm paketlerin tek tek derlenmesi, boot script'in ayarlanması, kernelin yüklenmesi vs.</text:p>
      <text:p text:style-name="P53"/>
      <text:p text:style-name="P54">Başlamdan önce, kitabın yeni versiyonunda olası bir hata düzeltme vb olduğunda buradaki linkten takip edip düzeltebilirsiniz. </text:p>
      <text:p text:style-name="P54"/>
      <text:p text:style-name="P5"><text:a xlink:type="simple" xlink:href="http://www.linuxfromscratch.org/lfs/errata/7.7/"><text:span text:style-name="T34">http://www.linuxfromscratch.org/lfs/errata/7.7/</text:span></text:a></text:p>
      <text:p text:style-name="P54"/>
      <text:p text:style-name="P53"/>
      <text:p text:style-name="P55">Bölüm 1 Giriş</text:p>
      <text:p text:style-name="P56">LFS sistemimizi hali hazırda yüklü başka bir linux (host-ev sahibi) <text:span text:style-name="T11">dağıtımını</text:span> kullanarak gerçekleştireceğiz. <text:span text:style-name="T11">Bu host sistem, yeni sistemi oluşturmak için başlangıçta bize gerekli araçları sağlamakla, kuırulum altyapısını ayarlamakla yükümlü olacak. Alternatif olarak bir live cd de kullanabilirsiniz.</text:span></text:p>
      <text:p text:style-name="P56"/>
      <text:p text:style-name="P57">Kitabın 2. bölümünde LFS'nin derlenip yükleneceği yerel disk bölümlerinin ve dosya sistemlerinin nasıl oluşturulacağından bahsedilecek, </text:p>
      <text:p text:style-name="P57"/>
      <text:p text:style-name="P58">Bölüm 3 de hangi paketlerin ve patch'lerin (yamaların) indirilip yükleneceği ve yeni dosya sistemine nasıl ekleneceği tartışılacak.</text:p>
      <text:p text:style-name="P58"/>
      <text:p text:style-name="P58">Bölüm 4 de bölüm 5 ve sonrası için önemli durumlar ve dikkat edilmesi gereken şeyler üzerinde durulacak.</text:p>
      <text:p text:style-name="P58"/>
      <text:p text:style-name="P58">Bölüm 5 de temel geliştirme ortamının yüklenmesi ve bağımlılıkların çözümlenmesi konusu üzerinde durulacak. Buradaki geçici araçlar bölüm 6 daki esas lfs sistemini inşa etmek için kullanılacak. Bu aşamadan sonra kernel dışında host (konuk) işletim sistemimize ihtiyaç kalmayacak.</text:p>
      <text:p text:style-name="P58"/>
      <text:p text:style-name="P59">Bölüm 6 da artık LFS ye chroot ile giriş yapıyoruz ve herşeyi yüklemeye / ayarlamaya buradan devam ediyoruz. Derlemeler sırasında bilgisayarınızı normal olarak kullanmaya devam edebilirisiniz.</text:p>
      <text:p text:style-name="P59"/>
      <text:p text:style-name="P60"><text:soft-page-break/>Bölüm 7 de bootscript <text:s/>ayarlanacak.</text:p>
      <text:p text:style-name="P60"/>
      <text:p text:style-name="P60">Bölüm 8 de ise kernel ve bootloader yüklenecek.</text:p>
      <text:p text:style-name="P58"/>
      <text:p text:style-name="P61">Bölüm 9 lfs'nin sonrası hakkında bilgiler içeriyor.</text:p>
      <text:p text:style-name="P61"/>
      <text:p text:style-name="P62">Başlamadan önce sık sorulan sorulara bir göz atmanızı tavsiye ederim</text:p>
      <text:p text:style-name="P6"><text:a xlink:type="simple" xlink:href="http://www.linuxfromscratch.org/faq/"><text:span text:style-name="T34">http://www.linuxfromscratch.org/faq/</text:span></text:a></text:p>
      <text:p text:style-name="P62"/>
      <text:p text:style-name="P63">Ayrıca mail listesi için</text:p>
      <text:p text:style-name="P7"><text:a xlink:type="simple" xlink:href="http://www.linuxfromscratch.org/mail.html"><text:span text:style-name="T34">http://www.linuxfromscratch.org/mail.html</text:span></text:a><text:span text:style-name="T34"> adresini kullanabilirsiniz.</text:span></text:p>
      <text:p text:style-name="P63"/>
      <text:p text:style-name="P64"><text:span text:style-name="T14">IRC kanalından </text:span>#LFS-support <text:span text:style-name="T14">da destek almanız mümkün.</text:span></text:p>
      <text:p text:style-name="P64"/>
      <text:p text:style-name="P65">Olur da bir problemle karşılaşırsanız ve yardım almak isterseniz, kitabın versiyonundan, host olarak kullandığınız linux dağıtımı ve versiyonundan, host sistem gereksinimlerindeki script'in çıktısından, <text:s/>sorunun çıktığı bölümün <text:s/>veya paketin adından, çıkan hata mesajından veya nasıl bir hatayla karşılaştığınızdan ve eğer kitabın default olarak seçtiği bölümlerden farklı tercihlerde bulunduysanız bunlardan bahsetmeyi unutmayın.</text:p>
      <text:p text:style-name="P65"/>
      <text:p text:style-name="P66">Ayrıca eğer ayar scriptlerinde<text:span text:style-name="T15">n</text:span> bir<text:span text:style-name="T15">inde</text:span> sorun çıkması durumunda config.log dosyasını inceleyin ve ilgili satırları da belirtin.</text:p>
      <text:p text:style-name="P66"/>
      <text:p text:style-name="P8"><text:span text:style-name="T35">Bu arada eğer hala okumadıysanız Eric Raymond abimizin yazdığı nasıl akıllıca soru sorulur, </text:span><text:a xlink:type="simple" xlink:href="http://catb.org/~esr/faqs/smart-questions.html"><text:span text:style-name="T34">http://catb.org/~esr/faqs/smart-questions.html</text:span></text:a><text:span text:style-name="T34"> </text:span><text:span text:style-name="T35">yazısını okumanızı tavsiye ederim. =)</text:span></text:p>
      <text:p text:style-name="P67"/>
      <text:p text:style-name="P68">Kurulum İçin Hazırlıklar</text:p>
      <text:p text:style-name="P69">İlk olarak LFS nin kurulacağı diski ve dosya sisteminin yapılandırmalarını tamamlayacağız, ve host sisteme mount edeceğiz (bağlayacağız)</text:p>
      <text:p text:style-name="P70">Bunun için minimum 4 GB disk alanı önerilmekte ancak benim tavsiyem BLFS ve sonrasını da düşünerek minimum 20 GB bir disk alanı ayrılması yönünde. <text:span text:style-name="T16">Ayrıca en az ram miktarınız kadar (önerilen miktar ram miktarınızın iki katı) olmak üzere swap (takas) alanı oluşturmanız da yararınıza olacaktır. Burada bir not düşelim eğer host sisteminiz de hali hazırda swap partition'unuz varsa yeni bir tane oluşturmanıza gerek yok bunu kullanabilirsiniz, ben kurulumum sırasında lfs'yi ayrı bir disk üzerine inşa edeceğim için swap alanını başta oluşturma taraftarıyım, sonrasında host sistemden tamamen bağımsız olacağı düşünülürse her ne kadar ilk aşamalarda bu host sistemini kullanabilsem de baştan ayrı tutmakta fayda var.</text:span></text:p>
      <text:p text:style-name="P70"/>
      <text:p text:style-name="P71">Disk bölümlendirmelerinizi yaparken fdisk gibi bir program kullanabilirsiniz. <text:span text:style-name="T17">Ayrıca bölümler konusunda,</text:span></text:p>
      <text:p text:style-name="P71"/>
      <text:p text:style-name="P72">ayrı bir /boot bölümü kullanıcı dizinleri için ayrı bir /home bölümü, geçici dosyalar için ayrı bir /tmp bölümü ve benzeri bölümlerin oluşturulması tavsiye edilmekte. <text:span text:style-name="T18">D</text:span>aha ayrıntılı bilgi için kaynağımız kitap =)</text:p>
      <text:p text:style-name="P73"/>
      <text:p text:style-name="P74">Swap <text:span text:style-name="T19">ve /boot </text:span>dışındaki partition'lar için ext4 kullanmanızı öneririm. <text:span text:style-name="T20">Swap'ın kendi dosya sistemi var zaten, boot için ise genelde ext2 önerilmekte.</text:span></text:p>
      <text:p text:style-name="P74"/>
      <text:p text:style-name="P9"><text:span text:style-name="T34">Dosya sistemleri ile ilgili aklınızda soru işaretleri varsa dosya sistemlerinin karşılaştırmaları için </text:span><text:a xlink:type="simple" xlink:href="https://en.wikipedia.org/wiki/Comparison_of_file_systems"><text:span text:style-name="T34">https://en.wikipedia.org/wiki/Comparison_of_file_systems</text:span></text:a><text:span text:style-name="T34"> linkindeki yazıyı incelemeniz faydalı olacaktır.</text:span></text:p>
      <text:p text:style-name="P75"/>
      <text:p text:style-name="P76"><text:soft-page-break/>sudo fdisk -l</text:p>
      <text:p text:style-name="P76">komutuyla diskleri görüntülüyoruz ve üzerinde işlem yapacağımız bölümleri oluşturacağımız diski belirliyoruz.</text:p>
      <text:p text:style-name="P76"/>
      <text:p text:style-name="P77">Benim için /deb/sdb/</text:p>
      <text:p text:style-name="P77"/>
      <text:p text:style-name="P77">sudo fdisk/dev/sdb</text:p>
      <text:p text:style-name="P78"/>
      <text:p text:style-name="P79">“p” komutu ile <text:span text:style-name="T21">diskteki bölümleri listeliyoruz.</text:span></text:p>
      <text:p text:style-name="P79"/>
      <text:p text:style-name="P80">d ile diğer partitionları kaldırıp “n” ile yeni bölüm oluşturuyoruz. 4 GB swap ayırdım kalanını da tek partition oluşturdum.</text:p>
      <text:p text:style-name="P80"/>
      <text:p text:style-name="P10"><text:span text:style-name="T34">Fdisk ile ilgli daha fazla bilgi almak isterseniz </text:span><text:a xlink:type="simple" xlink:href="http://belgeler.org/howto/partition-howto-fdisk.html"><text:span text:style-name="T34">http://belgeler.org/howto/partition-howto-fdisk.html</text:span></text:a></text:p>
      <text:p text:style-name="P81">linkindeki belgeyi inceleyebilirsiniz.</text:p>
      <text:p text:style-name="P82"/>
      <text:p text:style-name="P83">sudo mkfs.ext4 /dev/sdb2</text:p>
      <text:p text:style-name="P83"/>
      <text:p text:style-name="P83">ile ext4 dosya sisteminin</text:p>
      <text:p text:style-name="P83"/>
      <text:p text:style-name="P83">sudo mkswap -f /dev/sdb1</text:p>
      <text:p text:style-name="P83"/>
      <text:p text:style-name="P83">ile de takas sistemini yapılandırdım.</text:p>
      <text:p text:style-name="P83"/>
      <text:p text:style-name="P84">Şimdi bu dosya sisteminin (ext4) erişilebilir olması için host sisteme bağlamamız – mount etmemiz gerekmekte. </text:p>
      <text:p text:style-name="P84"/>
      <text:p text:style-name="P85">Bunun için, sudo mkdir /mnt/lfs ve sudo mount -<text:span text:style-name="T23">v -t </text:span>/dev/sdb2 /mnt/lfs <text:span text:style-name="T22">komutlarını kullanıyoruz. (Tabiki de başka bir dizin altına veya isimde bağlama işlemini gerçekleştirebilirsiniz) Dilerseniz bağlamayı gerçekleştirdiğiniz yolu sürekli kullanacağımız için değişkene atayabilirsiniz. export LFS=/mnt/lfs komutunu yazarsanız artık dosya yolu ile ilgili işlemlerde $LFS yazmanız yeterli olacaktır. Dikkat etmeniz gereken bir diğer nokta giriş/çıkış işlemleri sonrasında $LFS değişkeninin sıfırlanacağı. Komutları işlemeden önce $LFS değişkeninin içeriğini kontrol etmeyi unutmayın bunun için echo $LFS yazarak doğru yolu gösterip göstermediğinden emin olabilirsiniz. Ayrıca bu değişkeni her seferinde el ile atamak istemiyorsanız. .bash_profile dosyanızı (root ve home için) editleyebilirsiniz. (ubuntu için .bashrc kullanılıyor) Mount işlemi sonrasında sadece mount komutunu kullanarak yeni bağladığınız lfs bölümünün nosuid, nodev gibi kısıtları içermediğinden emin olun. (-t parametresini kullanırsanız sıkıntı olacağını sanmıyorum.)</text:span></text:p>
      <text:p text:style-name="P84"/>
      <text:p text:style-name="P86">Eğer /boot gibi ayrı partition'lar oluşturduysanız bunları da bağlamanız gerekmekte.</text:p>
      <text:p text:style-name="P86"/>
      <text:p text:style-name="P87">Oluşturduğumuz swap partition'u aktif hale getirmek için sudo swapon /dev/sdb1</text:p>
      <text:p text:style-name="P87"/>
      <text:p text:style-name="P87">!* /dev/sdb1 &amp; sdb2 gibi adlarda kendi oluşturduğunuız disk bölümlerin yollarını gireceksiniz benimkini değil =)</text:p>
      <text:p text:style-name="P87"/>
      <text:p text:style-name="P88">Bölüm 3 Paketler ve Yamalar</text:p>
      <text:p text:style-name="P89">LFS'yi inşa etmek için bu bölümde listelenen paketleri indiriyoruz. <text:span text:style-name="T24">Listedeki programların versiyonları önemli, yeni ya da eski sürümlerde hata alma olasılığınız var. Bu yüzden tam olarak istenilen paketleri/versiyonları indirmeniz iyi olacaktır.</text:span></text:p>
      <text:p text:style-name="P11"><text:a xlink:type="simple" xlink:href="http://www.linuxfromscratch.org/lfs/packages.html#packages"><text:span text:style-name="T36">http://www.linuxfromscratch.org/lfs/packages.html#packages</text:span></text:a></text:p>
      <text:p text:style-name="P90">adresinden paketlere erişebilirsiniz.</text:p>
      <text:p text:style-name="P89"><text:soft-page-break/><text:span text:style-name="T24">İndirilen paketleri (tarball)</text:span> <text:span text:style-name="T24">bağladığımız dosya sisteminde /sources altında bir dizin oluşturarak oraya koyalım. Bu dizini bir de sticky bitiyle işaretleyelim böylece sistemdeki tüm kullanıcılar buraya yazma iznine sahip olabilsin ancak owner dışındakiler silemesin.</text:span></text:p>
      <text:p text:style-name="P89"/>
      <text:p text:style-name="P91">sudo mkdir -v /mnt/lfs/sources </text:p>
      <text:p text:style-name="P91"/>
      <text:p text:style-name="P91">sudo chmod -v a+wt /mnt/lfs/sources </text:p>
      <text:p text:style-name="P91"/>
      <text:p text:style-name="P12"><text:a xlink:type="simple" xlink:href="http://www.linuxfromscratch.org/lfs/view/stable/wget-list"><text:span text:style-name="T34">http://www.linuxfromscratch.org/lfs/view/stable/wget-list</text:span></text:a><text:span text:style-name="T34"> adresindeki indirme listesini alıyoruz ve wget'e input olarak veriyoruz.</text:span></text:p>
      <text:p text:style-name="P17"/>
      <text:p text:style-name="Standard"><text:span text:style-name="User_20_Entry"><text:span text:style-name="T34">wget --input-file=wget-list --continue --directory-prefix=/mnt/lfs/sources</text:span></text:span></text:p>
      <text:p text:style-name="P92"/>
      <text:p text:style-name="P93">wget listedekileri bizim yerimize indiriyor ancak manuel olarak indirmek isterseniz kitap dan ya da internet den programların ilgili versiyonlarının linklerini tek tek de indirebilirsiniz. <text:span text:style-name="T25">(Biraz zahmetli olacaktır.)</text:span></text:p>
      <text:p text:style-name="P93"/>
      <text:p text:style-name="P13"><text:span text:style-name="T34">indirme tamamlandıktan sonra <text:s/></text:span><text:a xlink:type="simple" xlink:href="http://www.linuxfromscratch.org/lfs/view/stable/md5sums"><text:span text:style-name="T34">http://www.linuxfromscratch.org/lfs/view/stable/md5sums</text:span></text:a><text:span text:style-name="T34"> adresinden </text:span><text:span text:style-name="T37">md5sums listesini indirin,</text:span></text:p>
      <text:p text:style-name="P94"/>
      <text:p text:style-name="P94">pushd $LFS/sources</text:p>
      <text:p text:style-name="P94">md5sum -c /<text:span text:style-name="T27">listenin/bulundugu/dizin/</text:span>md5sums</text:p>
      <text:p text:style-name="P94">popd</text:p>
      <text:p text:style-name="P94"/>
      <text:p text:style-name="P94">komutlarıyla indirdiğiniz dosyaların md5'lerini oluşturup <text:span text:style-name="T26">indirdiğiniz dosyadakilerle kıyaslayın</text:span> Eksik/bozuk inmiş bir dosya sonradan işlerinizi gereksiz yere zorlaştıracaktır.</text:p>
      <text:p text:style-name="P95"/>
      <text:p text:style-name="P96">Patchler</text:p>
      <text:p text:style-name="P96">Önerilen/Default Patch'ler</text:p>
      <text:p text:style-name="P14"><text:a xlink:type="simple" xlink:href="http://www.linuxfromscratch.org/lfs/view/stable/chapter03/patches.html"><text:span text:style-name="T34">http://www.linuxfromscratch.org/lfs/view/stable/chapter03/patches.html</text:span></text:a></text:p>
      <text:p text:style-name="P96"/>
      <text:p text:style-name="P96">Topluluğun oluşturduğu patch'ler</text:p>
      <text:p text:style-name="P14"><text:a xlink:type="simple" xlink:href="http://www.linuxfromscratch.org/patches/downloads/"><text:span text:style-name="T34">http://www.linuxfromscratch.org/patches/downloads/</text:span></text:a></text:p>
      <text:p text:style-name="P96"/>
      <text:p text:style-name="P96">4. Son Hazırlıklar</text:p>
      <text:p text:style-name="P96">Bu bölümde, geçici sistem'i tamamlamak için kalan işlemleri bitireceğiz. Riskleri azaltmak için yetkileri düşük bir kullanıcı oluşturacağız, LFS paketlerinin inşası için gerekli süre nasıl hesaplanıyor (yaklaşık olarak) bunu öğreneceğiz. </text:p>
      <text:p text:style-name="P96"/>
      <text:p text:style-name="P96">/lfs ana dizinimizin altında tools adında yeni bir dizin oluşturuyoruz bölüm 5 deki tüm programlar buraya yüklenecek. Bunu yapmamızın nedeni bölüm 6 da inşa edeceğimiz esas sistemle bu geçici sistemdeki dosyaların karışmasını önlemek. Dolayısıyla /lfs/tools dizini altındaki programlar bizim esas sistemi oluşturmak için kullanacağımız geçici araçlarımız olacak.</text:p>
      <text:p text:style-name="P96"/>
      <text:p text:style-name="P97">sudo mkdir -v /mnt/lfs/tools</text:p>
      <text:p text:style-name="P97"/>
      <text:p text:style-name="P97">komutuyla dizinimizi oluşturuyoruz ve bu dizini </text:p>
      <text:p text:style-name="P97"/>
      <text:p text:style-name="P97">sudo ln -sv $LFS/tools /</text:p>
      <text:p text:style-name="P97"/>
      <text:p text:style-name="P97">komutuyla host sistemimize bağlıyoruz (sembolik link oluşturuyoruz)</text:p>
      <text:p text:style-name="P97"/>
      <text:p text:style-name="P98"><text:soft-page-break/>Root iken yapacağımız en ufak bir hata sisteme kalıcı zararlar verebilir, bunu engellemek için mümkün olduğunca root olarak işlem yapmaktan kaçınmalıyız. Bu yüzden yetkileri daha düşük bir kullanıcı oluşturacağız. </text:p>
      <text:p text:style-name="P98"/>
      <text:p text:style-name="P98">lfs adında bir kullanıcı ve grup oluşturalım. (Adı farklı seçmekte tabiki özgürsünüz ancak bu kitap ve rehber boyunca benim lfs yazdığım yerleri kendi yazdığınız kullanıcı adı ve/veya grupla değiştirmeyi unutmayın)</text:p>
      <text:p text:style-name="P98"/>
      <text:p text:style-name="P98">sudo groupadd lfs </text:p>
      <text:p text:style-name="P98">sudo useradd -s /bin/bash -g lfs -m -k /dev/null lfs</text:p>
      <text:p text:style-name="P98"/>
      <text:p text:style-name="P98">bu komutlardaki</text:p>
      <text:p text:style-name="P98">-s parametresi /bin/bash kabuğunu lfs kullanıcısı için varsayılan kabul olarak belirler.</text:p>
      <text:p text:style-name="P98">-g parametresi lfs kullanıcısını lfs grubuna ekler</text:p>
      <text:p text:style-name="P98">-m parametresi lfs kullanıcısı için home dizinini oluşturur</text:p>
      <text:p text:style-name="P98">-k /dev/null parametresi home dizini oluşturulurken otomatk olarak /etc/skel deki dosyaların kopyalanmasını önler.</text:p>
      <text:p text:style-name="P98"/>
      <text:p text:style-name="P98">Şimdi kullanıcımız için bir şifre belirleyelim.</text:p>
      <text:p text:style-name="P98">sudo passwd lfs</text:p>
      <text:p text:style-name="P98"/>
      <text:p text:style-name="P99">/mnt/lfs/tools ve /mnt/lfs/sources dizinlerini <text:span text:style-name="T29">sahibini </text:span>lfs kullanıcısı yapalım böylece lfs kullanıcımız bu dizin üzerinde istediği işlemleri yapabilsin.</text:p>
      <text:p text:style-name="P98"/>
      <text:p text:style-name="P100">sudo chown -v lfs /mnt/lfs/sources</text:p>
      <text:p text:style-name="P100">sudo chown -v lfs /mnt/lfs/ <text:span text:style-name="T28">tools</text:span></text:p>
      <text:p text:style-name="P95"/>
      <text:p text:style-name="P101">şimdi sisteme lfs kullanıcısı olarak login olalım (oturum açalım)</text:p>
      <text:p text:style-name="P101"/>
      <text:p text:style-name="P101">su – lfs</text:p>
      <text:p text:style-name="P101"/>
      <text:p text:style-name="P102">ilk olarak .bash_profile dosyamızı oluşturalım. -k parametresiyle bu dosyaların otomatik oluşmasını engellemiştik. Şimdi kendimiz oluşturacağız.</text:p>
      <text:p text:style-name="P102"/>
      <text:p text:style-name="P103">cat &gt; ~/.bash_profile &lt;&lt; "EOF"</text:p>
      <text:p text:style-name="P103">exec env -i HOME=$HOME TERM=$TERM PS1='\u:\w\$ ' /bin/bash</text:p>
      <text:p text:style-name="P103">EOF</text:p>
      <text:p text:style-name="P103"/>
      <text:p text:style-name="P103">Kendi değişkenlerimizi tanımladık böylece host sistemde default olarak tanımlı değişkenleri kullanmayarak olası bir hatayı önlemeye çalıştık.</text:p>
      <text:p text:style-name="P103"/>
      <text:p text:style-name="P103">Şimdi .bashrc dosyamızı oluşturalım.</text:p>
      <text:p text:style-name="P103"/>
      <text:p text:style-name="P104">cat &gt; ~/.bashrc &lt;&lt; "EOF"</text:p>
      <text:p text:style-name="P104">set +h</text:p>
      <text:p text:style-name="P104">umask 022</text:p>
      <text:p text:style-name="P104">LFS=/mnt/lfs</text:p>
      <text:p text:style-name="P104">LC_ALL=POSIX</text:p>
      <text:p text:style-name="P104">LFS_TGT=$(uname -m)-lfs-linux-gnu</text:p>
      <text:p text:style-name="P104">PATH=/tools/bin:/bin:/usr/bin</text:p>
      <text:p text:style-name="P104">export LFS LC_ALL LFS_TGT PATH</text:p>
      <text:p text:style-name="P104">EOF</text:p>
      <text:p text:style-name="P104"><text:soft-page-break/>buradaki set+h komutu bash'in hash fonksiyonunu kapatır. Bu özellik normalde (kapatılmadan önce) kabuğun, çalıştırılabilir bir dosyanın yerini hatırlamasını sağlar böylece her komut için PATH değişkenini aramak zorunda kalmaz. Biz bu özelliği kapatıyoruz çünkü, sistemimiz öncelikle çalıştırılabilir dosyalar için $LFS/tools/<text:span text:style-name="T31">bin</text:span> dizinini aramaya programlı ancak ilk başta bu dizin boş olacağı için host sistemimizdeki /bin, /usr/bin dizinlerindeki programları çalıştıracaktır. Ama programları kurmaya başladıkça önceki çalıştırdığı host dizinindeki yolu hatırlaması yerine yeni yüklediğimiz tools dizinindeki programları çalıştırmaya direk olarak başlamış olacak böylece sistemdeki yeni yüklediğimiz programları kullanıyor olacağız. </text:p>
      <text:p text:style-name="P104"/>
      <text:p text:style-name="P105">umask 022 komutu yeni oluşturulacak dosyaların sadece dosya sahibi tarafından yazılabilir olmasını sağlar. <text:span text:style-name="T30">Diğerleri ancak çalıştırabilir ve okuyabilir.</text:span></text:p>
      <text:p text:style-name="P105"/>
      <text:p text:style-name="P106">LFS değişkenimiz daha önce de ayarladığımız gibi yeni dosya sisteminin bağlantı noktasını tutuyor.</text:p>
      <text:p text:style-name="P106"/>
      <text:p text:style-name="P108">Son olarak</text:p>
      <text:p text:style-name="P108"/>
      <text:p text:style-name="P108">source ~/.bash_profile</text:p>
      <text:p text:style-name="P108"/>
      <text:p text:style-name="P108">komutunu kullanıyoruz.</text:p>
      <text:p text:style-name="P108"/>
      <text:p text:style-name="P109">SBUs</text:p>
      <text:p text:style-name="P109">Derleme zamanlarını tam olarak kestirmek mümkün değil, donanımınıza göre, işlemcinizin özelliklerine ve mimarisine göre değişkenlik gösterecektir. Bu sorunu aşmak için SBU adı verilen bir birim kullanacağız. Bu birim standart bir paketin (binutils) derlenmesi için gereken zamana 1SBU diyeceğiz bu paket sisteminizde ne kadar sürede derleniyorsa, yaklaşık olarak diğer paketler de bu pakete bağlı olarak katları şeklinde sürecektir. Örneğin Derleme süresi 4.5 SBU olan bir paket sizin sisteminizde Binutils'in derlenmesi için geçen zaman x 4.5 sürede derlenecektir. Bu yöntemle yaklaşık tahminler yürütmek mümkün.</text:p>
      <text:p text:style-name="P109"/>
      <text:p text:style-name="P109">Not: Birçok modern sistemde derleme yaparken çekirdekleri kullanarak işlemin paralel yürütülmesini sağlayabilirsiniz. </text:p>
      <text:p text:style-name="P109"/>
      <text:p text:style-name="P109">export MAKEFLAGS='-j 2'</text:p>
      <text:p text:style-name="P109"/>
      <text:p text:style-name="P109">komutuyla veya derleme yaparken make -j2 parametresiyle bunu gerçekleştirebilirsiniz Buradaki 2 yerine sisteminizdeki çekirdek sayısına göre bir rakam belirlemelisiniz.</text:p>
      <text:p text:style-name="P109"/>
      <text:p text:style-name="P110">Ancak burada şunu belirtelim paralel derleme yaparken karşılaşacağınız hatalarda çıktıları analiz etmek de bir o kadar zor olacaktır. Eğer bir paketin derlenmesi sırasında çözümleyemediğiniz bir hata ile karşılaşırsanız tek çekirdekle derlemeyi deneyin ve çıktıları tekrar analiz edin.</text:p>
      <text:p text:style-name="P110"/>
      <text:p text:style-name="P111">Birçok paket test ortamıyla birlikte gelir, bu test ortamlarını kullanarak paketlerin düzgün derlenip derlenmediğini kontrol edebilirsiniz.</text:p>
      <text:p text:style-name="P111"/>
      <text:p text:style-name="P111">GCC, Binutils, Glibc paketlerinin test ortamları oldukça önemlidir, bu paketleri diğer paketlerin inşası için kullanacağımız için düzgün çalıştıklarından emin olmamız gerekmekte.</text:p>
      <text:p text:style-name="P107"/>
      <text:p text:style-name="P15"><text:span text:style-name="T34">Testlerin doğrulaması için </text:span><text:a xlink:type="simple" xlink:href="http://www.linuxfromscratch.org/lfs/build-logs/7.7/"><text:span text:style-name="T34">http://www.linuxfromscratch.org/lfs/build-logs/7.7/</text:span></text:a><text:span text:style-name="T34"> adresindeki log'ları kullanabilirsiniz.</text:span></text:p>
      <text:p text:style-name="P112"/>
      <text:p text:style-name="P112"/>
      <text:p text:style-name="P112"/>
      <text:p text:style-name="P113"><text:soft-page-break/>Bölüm 5 – Geçici sistemin <text:span text:style-name="T32">oluşturulması</text:span></text:p>
      <text:p text:style-name="P113"/>
      <text:p text:style-name="P114">Bu geçici sistem sadece <text:span text:style-name="T33">Bölüm 6 daki</text:span> esas LFS sistemin inşası için gerekli minimum araçları içerecek.</text:p>
      <text:p text:style-name="P113"/>
      <text:p text:style-name="P115">Bu minimal sistemi inşa etmek iki aşamadan oluşacak. İlk aşamada, host sistemden bağımsız araçlarımızı ayarlayacağız. (compiler, assembler, linker, libraries vb) ikinci aşamada ise bu araçları kullanarak diğer temel araçları oluşturacağız.</text:p>
      <text:p text:style-name="P115"/>
      <text:p text:style-name="P116">Bu bölümde kullanacağımız araçları daha önce de belirttiğimiz gibi /mnt/lfs/tools dizini altına yükleyeceğiz. Daha sonra kaldıracağımız için esas sistemimizdeki araçlarla karışmasını istemiyoruz o yüzden tools adında ayrı bir dizin oluşturduk.</text:p>
      <text:p text:style-name="P116"/>
      <text:p text:style-name="P16"><text:span text:style-name="T34">Teknik notlar </text:span><text:a xlink:type="simple" xlink:href="http://www.linuxfromscratch.org/lfs/view/stable/chapter05/toolchaintechnotes.html"><text:span text:style-name="T34">http://www.linuxfromscratch.org/lfs/view/stable/chapter05/toolchaintechnotes.html</text:span></text:a><text:span text:style-name="T34"> linkteki notlara arasıra ihtiyacımız olabilir.</text:span></text:p>
      <text:p text:style-name="P117"/>
      <text:p text:style-name="P118">Birçok paketle birlikte gelen config.guess scriptini çalıştırarak kontrol edin.</text:p>
      <text:p text:style-name="P118"/>
      <text:p text:style-name="P119">Binutils paketini açın </text:p>
      <text:p text:style-name="P17"/>
      <text:p text:style-name="Standard"><text:span text:style-name="Source_20_Text"><text:span text:style-name="T34">tar -xjf binutils-2.25.tar.bz2</text:span></text:span></text:p>
      <text:p text:style-name="P17"/>
      <text:p text:style-name="Standard"><text:span text:style-name="Source_20_Text"><text:span text:style-name="T34">ve ./config.guess scriptini çalıştırın</text:span></text:span></text:p>
      <text:p text:style-name="P105"/>
      <text:p text:style-name="P120">ve çıktıyı not edin. x86_64-unknown-linux-gnu</text:p>
      <text:p text:style-name="P120"/>
      <text:p text:style-name="P143"><text:span text:style-name="T39">Ve </text:span></text:p>
      <text:p text:style-name="P143"/>
      <text:p text:style-name="P143"><text:span text:style-name="T39">readelf -l /bin/dd | grep interpreter</text:span></text:p>
      <text:p text:style-name="P143"/>
      <text:p text:style-name="P144"><text:span text:style-name="T39">k</text:span><text:span text:style-name="T38">omutuyla dinamik linker'in yerini de saptayın. Burada dd yerine host sistemdeki herhangi binary paketin adını/yolunu yazabilirsiniz. Çıktısı bu şekilde birşey olmalı.</text:span></text:p>
      <text:p text:style-name="P144"/>
      <text:p text:style-name="P144"><text:span text:style-name="T39"><text:s text:c="6"/>[Requesting program interpreter: /lib64/ld-linux-x86-64.so.2]</text:span></text:p>
      <text:p text:style-name="P122"/>
      <text:p text:style-name="P123">İlk olarak binutils'i yükleyeceğiz. Binutils assembler ve linker'ini /tools/bin v /tools/$LFS_TGT/bin olmak üzere iki farklı yere yükler. Bu ikisi birbirine hardlink 'dir.</text:p>
      <text:p text:style-name="P123"/>
      <text:p text:style-name="P123">Hemen sonrasında GCC yi yükleyeceğiz.</text:p>
      <text:p text:style-name="P123"/>
      <text:p text:style-name="P123">gcc -v dummy.c</text:p>
      <text:p text:style-name="P123"/>
      <text:p text:style-name="P123">komutuyla gcc ile ilgili ayrıntılı bilgileri görüntüleyebiliriz.</text:p>
      <text:p text:style-name="P123"/>
      <text:p text:style-name="P123">Sonrasında Linux API headers'ı yükleyeceğiz. Sonrasında Glibc</text:p>
      <text:p text:style-name="P123"/>
      <text:p text:style-name="P124">Genel Derleme Talimatları</text:p>
      <text:p text:style-name="P124"/>
      <text:p text:style-name="P125">Binutils-2.25 – Pass 1</text:p>
      <text:p text:style-name="P125">Binutils paketi linker, assembler ve object dosyalarını işlemek/kullanmak için diğer araçları içerir.</text:p>
      <text:p text:style-name="P126">Bu paketi derlemek için geçen süre bizim ana süreç birimimiz olacak yani 1 SBU. Gerekli disk miktarı ise ~545 MB civarında olacak.</text:p>
      <text:p text:style-name="P127"><text:soft-page-break/>Binutils derlenen ilk paket olmalı, çünkü Glibc ve GCC etkinleştirmeleri gereken özellikleri belirlemek için çeşitli testleri gerçekleştireceklerdir.</text:p>
      <text:p text:style-name="P121"/>
      <text:p text:style-name="P128">./configure --prefix=/tools --with-sysroot=$LFS --with-lib-path=/tools/lib --target=$LFS_TGT --disable-nls --disable-werror</text:p>
      <text:p text:style-name="P128"/>
      <text:p text:style-name="P128">komutuyla ayarlarımızı yapıyoruz.</text:p>
      <text:p text:style-name="P128"/>
      <text:p text:style-name="P129">--prefix=/tools</text:p>
      <text:p text:style-name="P130">parametresiyle binutils'in /tools dizinine yükleneceğini belirtiyoruz.</text:p>
      <text:p text:style-name="P130"/>
      <text:p text:style-name="P129">--with-sysroot=$LFS</text:p>
      <text:p text:style-name="P130">parametresiyle kütüphanelerin yükleneceği dizinleri belirtiyoruz.</text:p>
      <text:p text:style-name="P130"/>
      <text:p text:style-name="P130">-<text:span text:style-name="T40">-with-lib-path=/tools/lib</text:span></text:p>
      <text:p text:style-name="P130">parametresiyle linker'in kullanacağı kütüphane dizinini belirtiyoruz.</text:p>
      <text:p text:style-name="P130"/>
      <text:p text:style-name="P129">--target=$LFS_TGT</text:p>
      <text:p text:style-name="P130">parametresiyle hedef mimariyi belirtiyoruz.</text:p>
      <text:p text:style-name="P130"/>
      <text:p text:style-name="P129">--disable-nls </text:p>
      <text:p text:style-name="P130">parametresiyle internalizasyona ihtiyacımız olmadığını söylüyoruz (Geçici araçlar için)</text:p>
      <text:p text:style-name="P129"/>
      <text:p text:style-name="P129">--disable-werror</text:p>
      <text:p text:style-name="P130">derleme uyarılarında scriptin durmasını engeller</text:p>
      <text:p text:style-name="P130"/>
      <text:p text:style-name="P130"/>
      <text:p text:style-name="P131">make -j2</text:p>
      <text:p text:style-name="P131"/>
      <text:p text:style-name="P131">komutuyla derlemeyi başlatıyoruz. </text:p>
      <text:p text:style-name="P131">Not: -j2 opsiyoneldir. 2 değerini çekirdek sayınıza göre artırabilirsiniz.</text:p>
      <text:p text:style-name="P131">17:38</text:p>
      <text:p text:style-name="P132">17:43</text:p>
      <text:p text:style-name="P132"/>
      <text:p text:style-name="P132">ortalama 5 dakika sürdü.</text:p>
      <text:p text:style-name="P132"/>
      <text:p text:style-name="P133">GCC-4.9.2 - Pass 1 </text:p>
      <text:p text:style-name="P133">Bu paket GNU Compiler Collection'u içeriyor. Yani bizim geçici C/C++ derleyicimiz olacak kendileri. <text:span text:style-name="T41">Ortalama 5.9 SBU sürüyormuş derlemesi ve 2GB disk alanı istiyor.</text:span></text:p>
      <text:p text:style-name="P133"/>
      <text:p text:style-name="P134">GCC; GMP, MPFR ve MPC paketlerine ihtiyaç duyuyor. Bu paketleri GCC nin kaynak dizinine çıkartıyoruz ve yeniden adlandırıyoruz böylece ihtiyaç halinde gcc bunları kullanabilecek.</text:p>
      <text:p text:style-name="P134"/>
      <text:p text:style-name="P135">Öncelikle gcc'yi arşivden çıkartalım.</text:p>
      <text:p text:style-name="P135">tar -xjf gcc-4.9.2.tar.bz2 </text:p>
      <text:p text:style-name="P134"/>
      <text:p text:style-name="P135">Sırasıyla </text:p>
      <text:p text:style-name="P135">tar -xf mpfr-3.1.2.tar.xz</text:p>
      <text:p text:style-name="P135">mv -v mpfr-3.1.2 gcc-4.9.2/mpfr</text:p>
      <text:p text:style-name="P135">tar -xf gmp-6.0.0a.tar.xz </text:p>
      <text:p text:style-name="P135">mv -v gmp-6.0.0 gcc-4.9.2/gmp</text:p>
      <text:p text:style-name="P135">tar -xf mpc-1.0.2.tar.gz</text:p>
      <text:p text:style-name="P135"><text:soft-page-break/>mv -v mpc-1.0.2 gcc-4.9.2/mpc</text:p>
      <text:p text:style-name="P135"/>
      <text:p text:style-name="P135">komutlarını kullanarak dosyaları arşivden çıkarıp <text:span text:style-name="T42">gcc'ye taşıyoruz ve </text:span>yeniden adlandırıyoruz.</text:p>
      <text:p text:style-name="P135"/>
      <text:p text:style-name="P136">for file in \</text:p>
      <text:p text:style-name="P136"><text:s/>$(find gcc/config -name linux64.h -o -name linux.h -o -name sysv4.h)</text:p>
      <text:p text:style-name="P136">do</text:p>
      <text:p text:style-name="P136"><text:s text:c="2"/>cp -uv $file{,.orig}</text:p>
      <text:p text:style-name="P136"><text:s text:c="2"/>sed -e 's@/lib\(64\)\?\(32\)\?/ld@/tools&amp;@g' \</text:p>
      <text:p text:style-name="P136"><text:s text:c="6"/>-e 's@/usr@/tools@g' $file.orig &gt; $file</text:p>
      <text:p text:style-name="P136"><text:s text:c="2"/>echo '</text:p>
      <text:p text:style-name="P136">#undef STANDARD_STARTFILE_PREFIX_1</text:p>
      <text:p text:style-name="P136">#undef STANDARD_STARTFILE_PREFIX_2</text:p>
      <text:p text:style-name="P136">#define STANDARD_STARTFILE_PREFIX_1 "/tools/lib/"</text:p>
      <text:p text:style-name="P136">#define STANDARD_STARTFILE_PREFIX_2 ""' &gt;&gt; $file</text:p>
      <text:p text:style-name="P136"><text:s text:c="2"/>touch $file.orig</text:p>
      <text:p text:style-name="P136">done</text:p>
      <text:p text:style-name="P136"/>
      <text:p text:style-name="P136">komutunu çalıştırıyoruz ve GCC'nin varsayılan dinamik linkerini değiştiriyoruz.</text:p>
      <text:p text:style-name="P136"/>
      <text:p text:style-name="P136">sed -i '/k prot/agcc_cv_libc_provides_ssp=yes' gcc/configure</text:p>
      <text:p text:style-name="P136"/>
      <text:p text:style-name="P136">komutu hatalara karşı</text:p>
      <text:p text:style-name="P136"/>
      <text:p text:style-name="P136">./configure <text:s text:c="30"/>\</text:p>
      <text:p text:style-name="P136"><text:s text:c="4"/>--target=$LFS_TGT <text:s text:c="31"/>\</text:p>
      <text:p text:style-name="P136"><text:s text:c="4"/>--prefix=/tools <text:s text:c="33"/>\</text:p>
      <text:p text:style-name="P136"><text:s text:c="4"/>--with-sysroot=$LFS <text:s text:c="29"/>\</text:p>
      <text:p text:style-name="P136"><text:s text:c="4"/>--with-newlib <text:s text:c="35"/>\</text:p>
      <text:p text:style-name="P136"><text:s text:c="4"/>--without-headers <text:s text:c="31"/>\</text:p>
      <text:p text:style-name="P136"><text:s text:c="4"/>--with-local-prefix=/tools <text:s text:c="22"/>\</text:p>
      <text:p text:style-name="P136"><text:s text:c="4"/>--with-native-system-header-dir=/tools/include <text:s text:c="2"/>\</text:p>
      <text:p text:style-name="P136"><text:s text:c="4"/>--disable-nls <text:s text:c="35"/>\</text:p>
      <text:p text:style-name="P136"><text:s text:c="4"/>--disable-shared <text:s text:c="32"/>\</text:p>
      <text:p text:style-name="P136"><text:s text:c="4"/>--disable-multilib <text:s text:c="30"/>\</text:p>
      <text:p text:style-name="P136"><text:s text:c="4"/>--disable-decimal-float <text:s text:c="25"/>\</text:p>
      <text:p text:style-name="P136"><text:s text:c="4"/>--disable-threads <text:s text:c="31"/>\</text:p>
      <text:p text:style-name="P136"><text:s text:c="4"/>--disable-libatomic <text:s text:c="29"/>\</text:p>
      <text:p text:style-name="P136"><text:s text:c="4"/>--disable-libgomp <text:s text:c="31"/>\</text:p>
      <text:p text:style-name="P136"><text:s text:c="4"/>--disable-libitm <text:s text:c="32"/>\</text:p>
      <text:p text:style-name="P136"><text:s text:c="4"/>--disable-libquadmath <text:s text:c="27"/>\</text:p>
      <text:p text:style-name="P136"><text:s text:c="4"/>--disable-libsanitizer <text:s text:c="26"/>\</text:p>
      <text:p text:style-name="P136"><text:s text:c="4"/>--disable-libssp <text:s text:c="32"/>\</text:p>
      <text:p text:style-name="P136"><text:s text:c="4"/>--disable-libvtv <text:s text:c="32"/>\</text:p>
      <text:p text:style-name="P136"><text:s text:c="4"/>--disable-libcilkrts <text:s text:c="28"/>\</text:p>
      <text:p text:style-name="P136"><text:s text:c="4"/>--disable-libstdc++-v3 <text:s text:c="26"/>\</text:p>
      <text:p text:style-name="P136"><text:s text:c="4"/>--enable-languages=c,c++</text:p>
      <text:p text:style-name="P136"/>
      <text:p text:style-name="P136">komutuyla ayarlarımızı yapıyoruz.</text:p>
      <text:p text:style-name="P136"/>
      <text:p text:style-name="P136">--with-newlib</text:p>
      <text:p text:style-name="P136">C kütüphanemiz tam olarak hazır değil, bu parametre libgcc oluşturulurken inhibit_libc sabitinin <text:soft-page-break/>tanımlı olmasını sağlar.</text:p>
      <text:p text:style-name="P136"/>
      <text:p text:style-name="P137">--without-headers</text:p>
      <text:p text:style-name="P139">İhtiyacımız olmadığı için GCC'nin standart header'lara bakmasını önler</text:p>
      <text:p text:style-name="P139"/>
      <text:p text:style-name="P138">--with-local-prefix=/tools </text:p>
      <text:p text:style-name="P138">/<text:span text:style-name="T43">usr/local yerine include dosyaları için /tools dizinini aramasını sağlar</text:span></text:p>
      <text:p text:style-name="P138"/>
      <text:p text:style-name="P138"><text:s/>--with-native-system-header-dir=/tools/include</text:p>
      <text:p text:style-name="P140">Sistem header'ları için /usr/include yerine /tools/include dizinine bakmasını sağlarsınız</text:p>
      <text:p text:style-name="P140"/>
      <text:p text:style-name="P138">--disable-shared</text:p>
      <text:p text:style-name="P140">Host sistemle alakalı hatalara sebep vermemek için gcc'nin sadece internal olarak kütüphanelere bağlanmasını sağlar.</text:p>
      <text:p text:style-name="P140"/>
      <text:p text:style-name="P140">--disable-decimal-float, --disable-threads, --disable-libatomic, --disable-libgomp, --disable-libitm, --disable-libquadmath, --disable-libsanitizer, --disable-libssp, --disable-libvtv, --disable-libcilkrts, --disable-libstdc++-v3</text:p>
      <text:p text:style-name="P140">şimdilik ihtiyacımız olmayan diğer özellikler</text:p>
      <text:p text:style-name="P140"/>
      <text:p text:style-name="P138">--disable-multilib <text:s text:c="3"/></text:p>
      <text:p text:style-name="P140">Henüz multilib desteğimiz olmadığı için bunu da devredışı bırakıyoruz.</text:p>
      <text:p text:style-name="P140"/>
      <text:p text:style-name="P140">--enable-languages=c,c++</text:p>
      <text:p text:style-name="P140">Sadece C/C++ dillerinin derlenmesini sağlar bize şimdilik sadece bu diller gerekli.</text:p>
      <text:p text:style-name="P140"/>
      <text:p text:style-name="P142">export LD_LIBRARY_PATH=$LD_LIBRARY_PATH:/path/to/mpc/lib/</text:p>
      <text:p text:style-name="P142"/>
      <text:p text:style-name="P141">make -j2 ile derlemeye başlayabiliriz.</text:p>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z Çetin</meta:initial-creator>
    <meta:creation-date>2015-07-15T03:22:29.388185134</meta:creation-date>
    <meta:generator>LibreOffice/4.2.8.2$Linux_X86_64 LibreOffice_project/420m0$Build-2</meta:generator>
    <dc:date>2015-07-31T18:36:22.447779418</dc:date>
    <dc:creator>Deniz Çetin</dc:creator>
    <meta:editing-duration>PT10H30M50S</meta:editing-duration>
    <meta:editing-cycles>175</meta:editing-cycles>
    <meta:document-statistic meta:table-count="0" meta:image-count="0" meta:object-count="0" meta:page-count="16" meta:paragraph-count="406" meta:word-count="4482" meta:character-count="35377" meta:non-whitespace-character-count="30562"/>
  </office:meta>
</office:document-meta>
</file>